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6.07cm" fo:margin-left="10.423cm" table:align="left"/>
    </style:style>
    <style:style style:name="Таблица1.A" style:family="table-column">
      <style:table-column-properties style:column-width="3.369cm"/>
    </style:style>
    <style:style style:name="Таблица1.B" style:family="table-column">
      <style:table-column-properties style:column-width="2.701cm"/>
    </style:style>
    <style:style style:name="Таблица1.1" style:family="table-row">
      <style:table-row-properties style:min-row-height="0.443cm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0.51cm"/>
    </style:style>
    <style:style style:name="Таблица1.4" style:family="table-row">
      <style:table-row-properties style:min-row-height="1.97cm"/>
    </style:style>
    <style:style style:name="P1" style:family="paragraph" style:parent-style-name="Normal">
      <style:paragraph-properties fo:margin-left="0.7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1.621cm" fo:margin-right="14.686cm" fo:margin-top="0cm" fo:margin-bottom="0cm" loext:contextual-spacing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2.305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1.797cm" fo:margin-right="15.951cm" fo:margin-top="0cm" fo:margin-bottom="0cm" loext:contextual-spacing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864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2.499cm" fo:margin-top="0cm" fo:margin-bottom="0cm" loext:contextual-spacing="false" fo:text-align="center" style:justify-single-word="false" fo:text-indent="0cm" style:auto-text-indent="false"/>
    </style:style>
    <style:style style:name="P7" style:family="paragraph" style:parent-style-name="Normal">
      <style:paragraph-properties fo:margin-left="0.155cm" fo:margin-right="0cm" fo:margin-top="0cm" fo:margin-bottom="1.325cm" loext:contextual-spacing="false" fo:line-height="90%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2.051cm" fo:margin-right="0cm" fo:margin-top="0cm" fo:margin-bottom="0cm" loext:contextual-spacing="false" fo:line-height="447%" fo:text-indent="-1.025cm" style:auto-text-indent="false">
        <style:tab-stops/>
      </style:paragraph-properties>
    </style:style>
    <style:style style:name="P9" style:family="paragraph" style:parent-style-name="Normal">
      <style:paragraph-properties fo:margin-left="0.72cm" fo:margin-right="0cm" fo:margin-top="0cm" fo:margin-bottom="0.058cm" loext:contextual-spacing="false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0.72cm" fo:margin-right="0cm" fo:margin-top="0cm" fo:margin-bottom="0.49cm" loext:contextual-spacing="false" fo:line-height="103%" fo:text-indent="-0.018cm" style:auto-text-indent="false">
        <style:tab-stops/>
      </style:paragraph-properties>
    </style:style>
    <style:style style:name="P11" style:family="paragraph" style:parent-style-name="Normal">
      <style:paragraph-properties fo:margin-left="0.295cm" fo:margin-right="0cm" fo:margin-top="0cm" fo:margin-bottom="4.417cm" loext:contextual-spacing="false" fo:text-align="center" style:justify-single-word="false" fo:text-indent="-0.018cm" style:auto-text-indent="false">
        <style:tab-stops/>
      </style:paragraph-properties>
    </style:style>
    <style:style style:name="P12" style:family="paragraph" style:parent-style-name="Normal">
      <style:paragraph-properties fo:margin-left="1.284cm" fo:margin-right="0cm" fo:margin-top="0cm" fo:margin-bottom="0cm" loext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top="0cm" fo:margin-bottom="0cm" loext:contextual-spacing="false"/>
    </style:style>
    <style:style style:name="P1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15" style:family="paragraph" style:parent-style-name="Normal">
      <style:paragraph-properties fo:margin-left="1.462cm" fo:margin-right="0cm" fo:margin-top="0cm" fo:margin-bottom="0cm" loext:contextual-spacing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189cm" fo:margin-right="0.422cm" fo:margin-top="0cm" fo:margin-bottom="0cm" loext:contextual-spacing="false" fo:line-height="99%" fo:text-align="end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1.238cm" fo:margin-right="0cm" fo:margin-top="0cm" fo:margin-bottom="0cm" loext:contextual-spacing="false" fo:text-indent="0.206cm" style:auto-text-indent="false">
        <style:tab-stops/>
      </style:paragraph-properties>
    </style:style>
    <style:style style:name="P18" style:family="paragraph" style:parent-style-name="Normal">
      <style:paragraph-properties fo:margin-left="0.693cm" fo:margin-right="-0.026cm" fo:margin-top="0cm" fo:margin-bottom="0.106cm" loext:contextual-spacing="false" fo:line-height="99%" fo:text-align="justify" style:justify-single-word="false" fo:text-indent="-0.018cm" style:auto-text-indent="false">
        <style:tab-stops/>
      </style:paragraph-properties>
    </style:style>
    <style:style style:name="P19" style:family="paragraph" style:parent-style-name="Normal">
      <style:paragraph-properties fo:margin-left="0.693cm" fo:margin-right="-0.026cm" fo:margin-top="0cm" fo:margin-bottom="1.071cm" loext:contextual-spacing="false" fo:line-height="99%" fo:text-align="justify" style:justify-single-word="false" fo:text-indent="-0.018cm" style:auto-text-indent="false">
        <style:tab-stops/>
      </style:paragraph-properties>
    </style:style>
    <style:style style:name="P20" style:family="paragraph" style:parent-style-name="Normal">
      <style:paragraph-properties fo:margin-left="0.693cm" fo:margin-right="-0.026cm" fo:margin-top="0cm" fo:margin-bottom="1.078cm" loext:contextual-spacing="false" fo:line-height="99%" fo:text-align="justify" style:justify-single-word="false" fo:text-indent="-0.018cm" style:auto-text-indent="false">
        <style:tab-stops/>
      </style:paragraph-properties>
    </style:style>
    <style:style style:name="P21" style:family="paragraph" style:parent-style-name="Normal">
      <style:paragraph-properties fo:margin-left="0.168cm" fo:margin-right="0cm" fo:margin-top="0cm" fo:margin-bottom="0.037cm" loext:contextual-spacing="false" fo:text-indent="-0.018cm" style:auto-text-indent="false">
        <style:tab-stops/>
      </style:paragraph-properties>
    </style:style>
    <style:style style:name="P22" style:family="paragraph" style:parent-style-name="Normal">
      <style:paragraph-properties fo:margin-left="0.168cm" fo:margin-right="0cm" fo:margin-top="0cm" fo:margin-bottom="0.046cm" loext:contextual-spacing="false" fo:line-height="104%" fo:text-align="justify" style:justify-single-word="false" fo:text-indent="-0.018cm" style:auto-text-indent="false">
        <style:tab-stops/>
      </style:paragraph-properties>
    </style:style>
    <style:style style:name="P23" style:family="paragraph" style:parent-style-name="Normal">
      <style:paragraph-properties fo:margin-left="0.168cm" fo:margin-right="0cm" fo:margin-top="0cm" fo:margin-bottom="0.009cm" loext:contextual-spacing="false" fo:line-height="110%" fo:text-indent="-0.018cm" style:auto-text-indent="false">
        <style:tab-stops/>
      </style:paragraph-properties>
    </style:style>
    <style:style style:name="P24" style:family="paragraph" style:parent-style-name="Normal">
      <style:paragraph-properties fo:margin-left="0.168cm" fo:margin-right="16.113cm" fo:margin-top="0cm" fo:margin-bottom="0.009cm" loext:contextual-spacing="false" fo:line-height="110%" fo:text-indent="-0.018cm" style:auto-text-indent="false">
        <style:tab-stops/>
      </style:paragraph-properties>
    </style:style>
    <style:style style:name="P25" style:family="paragraph" style:parent-style-name="Normal">
      <style:paragraph-properties fo:margin-left="0.018cm" fo:margin-right="0cm" fo:margin-top="0cm" fo:margin-bottom="0.009cm" loext:contextual-spacing="false" fo:line-height="110%" fo:text-indent="-0.018cm" style:auto-text-indent="false">
        <style:tab-stops/>
      </style:paragraph-properties>
    </style:style>
    <style:style style:name="P26" style:family="paragraph" style:parent-style-name="Normal">
      <style:paragraph-properties fo:margin-left="0.018cm" fo:margin-right="0cm" fo:margin-top="0cm" fo:margin-bottom="0.046cm" loext:contextual-spacing="false" fo:line-height="104%" fo:text-align="justify" style:justify-single-word="false" fo:text-indent="-0.018cm" style:auto-text-indent="false">
        <style:tab-stops/>
      </style:paragraph-properties>
    </style:style>
    <style:style style:name="P27" style:family="paragraph" style:parent-style-name="Normal">
      <style:paragraph-properties fo:margin-left="0.018cm" fo:margin-right="16.113cm" fo:margin-top="0cm" fo:margin-bottom="0.009cm" loext:contextual-spacing="false" fo:line-height="110%" fo:text-indent="-0.018cm" style:auto-text-indent="false">
        <style:tab-stops/>
      </style:paragraph-properties>
    </style:style>
    <style:style style:name="P28" style:family="paragraph" style:parent-style-name="Normal">
      <style:paragraph-properties fo:margin-left="0.018cm" fo:margin-right="0.596cm" fo:margin-top="0cm" fo:margin-bottom="0.046cm" loext:contextual-spacing="false" fo:line-height="104%" fo:text-align="justify" style:justify-single-word="false" fo:text-indent="-0.018cm" style:auto-text-indent="false">
        <style:tab-stops/>
      </style:paragraph-properties>
    </style:style>
    <style:style style:name="P29" style:family="paragraph" style:parent-style-name="Normal">
      <style:paragraph-properties fo:margin-top="0cm" fo:margin-bottom="0.046cm" loext:contextual-spacing="false" fo:line-height="104%">
        <style:tab-stops>
          <style:tab-stop style:position="4.494cm" style:type="center"/>
        </style:tab-stops>
      </style:paragraph-properties>
    </style:style>
    <style:style style:name="P30" style:family="paragraph" style:parent-style-name="Normal">
      <style:paragraph-properties fo:margin-top="0cm" fo:margin-bottom="0.046cm" loext:contextual-spacing="false" fo:line-height="104%">
        <style:tab-stops>
          <style:tab-stop style:position="3.406cm" style:type="center"/>
        </style:tab-stops>
      </style:paragraph-properties>
    </style:style>
    <style:style style:name="P31" style:family="paragraph" style:parent-style-name="Normal">
      <style:paragraph-properties fo:margin-left="0.168cm" fo:margin-right="14.686cm" fo:margin-top="0cm" fo:margin-bottom="0.009cm" loext:contextual-spacing="false" fo:line-height="110%" fo:text-indent="-0.018cm" style:auto-text-indent="false">
        <style:tab-stops/>
      </style:paragraph-properties>
    </style:style>
    <style:style style:name="P32" style:family="paragraph" style:parent-style-name="Normal">
      <style:paragraph-properties fo:margin-left="0.194cm" fo:margin-right="0cm" fo:margin-top="0cm" fo:margin-bottom="0cm" loext:contextual-spacing="false" fo:text-indent="-0.018cm" style:auto-text-indent="false">
        <style:tab-stops/>
      </style:paragraph-properties>
    </style:style>
    <style:style style:name="P33" style:family="paragraph" style:parent-style-name="Normal">
      <style:paragraph-properties fo:margin-left="0.176cm" fo:margin-right="0cm" fo:margin-top="0cm" fo:margin-bottom="0.034cm" loext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.369cm" fo:margin-right="0cm" fo:margin-top="0cm" fo:margin-bottom="0.009cm" loext:contextual-spacing="false" fo:line-height="110%" fo:text-indent="-0.018cm" style:auto-text-indent="false">
        <style:tab-stops/>
      </style:paragraph-properties>
    </style:style>
    <style:style style:name="P35" style:family="paragraph" style:parent-style-name="Normal">
      <style:paragraph-properties fo:margin-left="0.168cm" fo:margin-right="15.951cm" fo:margin-top="0cm" fo:margin-bottom="0.009cm" loext:contextual-spacing="false" fo:line-height="110%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0.018cm" fo:margin-right="15.951cm" fo:margin-top="0cm" fo:margin-bottom="0.009cm" loext:contextual-spacing="false" fo:line-height="110%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0.018cm" fo:margin-right="2.648cm" fo:margin-top="0cm" fo:margin-bottom="0.046cm" loext:contextual-spacing="false" fo:line-height="104%" fo:text-align="justify" style:justify-single-word="false" fo:text-indent="-0.018cm" style:auto-text-indent="false">
        <style:tab-stops/>
      </style:paragraph-properties>
    </style:style>
    <style:style style:name="P38" style:family="paragraph" style:parent-style-name="Normal">
      <style:paragraph-properties fo:margin-left="0.018cm" fo:margin-right="0.619cm" fo:margin-top="0cm" fo:margin-bottom="0.046cm" loext:contextual-spacing="false" fo:line-height="104%" fo:text-align="justify" style:justify-single-word="false" fo:text-indent="-0.018cm" style:auto-text-indent="false">
        <style:tab-stops/>
      </style:paragraph-properties>
    </style:style>
    <style:style style:name="P39" style:family="paragraph" style:parent-style-name="Normal">
      <style:paragraph-properties fo:margin-left="-0.009cm" fo:margin-right="0cm" fo:margin-top="0cm" fo:margin-bottom="0cm" loext:contextual-spacing="false" fo:text-indent="-0.018cm" style:auto-text-indent="false">
        <style:tab-stops/>
      </style:paragraph-properties>
    </style:style>
    <style:style style:name="P40" style:family="paragraph" style:parent-style-name="Normal">
      <style:paragraph-properties fo:margin-left="0.018cm" fo:margin-right="10.95cm" fo:margin-top="0cm" fo:margin-bottom="0.002cm" loext:contextual-spacing="false" fo:line-height="104%" fo:text-align="justify" style:justify-single-word="false" fo:text-indent="-0.018cm" style:auto-text-indent="false">
        <style:tab-stops/>
      </style:paragraph-properties>
    </style:style>
    <style:style style:name="P41" style:family="paragraph" style:parent-style-name="Normal">
      <style:paragraph-properties fo:margin-left="0.72cm" fo:margin-right="1.577cm" fo:margin-top="0cm" fo:margin-bottom="0.023cm" loext:contextual-spacing="false" fo:line-height="103%" fo:text-indent="-0.018cm" style:auto-text-indent="false">
        <style:tab-stops/>
      </style:paragraph-properties>
    </style:style>
    <style:style style:name="P42" style:family="paragraph" style:parent-style-name="Normal">
      <style:paragraph-properties fo:margin-left="-0.009cm" fo:margin-right="5.482cm" fo:margin-top="0cm" fo:margin-bottom="0.023cm" loext:contextual-spacing="false" fo:line-height="103%" fo:text-indent="-0.018cm" style:auto-text-indent="false">
        <style:tab-stops/>
      </style:paragraph-properties>
    </style:style>
    <style:style style:name="P43" style:family="paragraph" style:parent-style-name="Normal">
      <style:paragraph-properties fo:margin-left="-0.009cm" fo:margin-right="1.577cm" fo:margin-top="0cm" fo:margin-bottom="0.023cm" loext:contextual-spacing="false" fo:line-height="103%" fo:text-indent="-0.018cm" style:auto-text-indent="false">
        <style:tab-stops/>
      </style:paragraph-properties>
    </style:style>
    <style:style style:name="P44" style:family="paragraph" style:parent-style-name="Normal">
      <style:paragraph-properties fo:margin-left="-0.009cm" fo:margin-right="1.577cm" fo:margin-top="0cm" fo:margin-bottom="0.482cm" loext:contextual-spacing="false" fo:line-height="103%" fo:text-indent="-0.018cm" style:auto-text-indent="false">
        <style:tab-stops/>
      </style:paragraph-properties>
    </style:style>
    <style:style style:name="P45" style:family="paragraph" style:parent-style-name="Normal">
      <style:paragraph-properties fo:margin-left="-0.009cm" fo:margin-right="1.577cm" fo:margin-top="0cm" fo:margin-bottom="0.991cm" loext:contextual-spacing="false" fo:line-height="103%" fo:text-indent="-0.018cm" style:auto-text-indent="false">
        <style:tab-stops/>
      </style:paragraph-properties>
    </style:style>
    <style:style style:name="P46" style:family="paragraph" style:parent-style-name="Normal">
      <style:paragraph-properties fo:margin-left="-0.009cm" fo:margin-right="1.577cm" fo:margin-top="0cm" fo:margin-bottom="0.069cm" loext:contextual-spacing="false" fo:line-height="103%" fo:text-indent="-0.018cm" style:auto-text-indent="false">
        <style:tab-stops/>
      </style:paragraph-properties>
    </style:style>
    <style:style style:name="P47" style:family="paragraph" style:parent-style-name="Normal">
      <style:paragraph-properties fo:margin-left="-0.009cm" fo:margin-right="1.577cm" fo:margin-top="0cm" fo:margin-bottom="0.577cm" loext:contextual-spacing="false" fo:line-height="103%" fo:text-indent="-0.018cm" style:auto-text-indent="false">
        <style:tab-stops/>
      </style:paragraph-properties>
    </style:style>
    <style:style style:name="P48" style:family="paragraph" style:parent-style-name="Normal">
      <style:paragraph-properties fo:margin-left="-0.026cm" fo:margin-right="0cm" fo:margin-top="0cm" fo:margin-bottom="0.069cm" loext:contextual-spacing="false" fo:line-height="103%" fo:text-indent="0cm" style:auto-text-indent="false">
        <style:tab-stops>
          <style:tab-stop style:position="6.535cm" style:type="center"/>
        </style:tab-stops>
      </style:paragraph-properties>
    </style:style>
    <style:style style:name="P49" style:family="paragraph" style:parent-style-name="Normal">
      <style:paragraph-properties fo:margin-left="-0.026cm" fo:margin-right="0cm" fo:margin-top="0cm" fo:margin-bottom="0.069cm" loext:contextual-spacing="false" fo:line-height="103%" fo:text-indent="0cm" style:auto-text-indent="false">
        <style:tab-stops>
          <style:tab-stop style:position="5.667cm" style:type="center"/>
        </style:tab-stops>
      </style:paragraph-properties>
    </style:style>
    <style:style style:name="P50" style:family="paragraph" style:parent-style-name="Normal">
      <style:paragraph-properties fo:margin-left="-0.026cm" fo:margin-right="0cm" fo:margin-top="0cm" fo:margin-bottom="0.023cm" loext:contextual-spacing="false" fo:line-height="103%" fo:text-indent="0cm" style:auto-text-indent="false">
        <style:tab-stops>
          <style:tab-stop style:position="7.403cm" style:type="center"/>
          <style:tab-stop style:position="10.874cm" style:type="center"/>
          <style:tab-stop style:position="15.323cm" style:type="center"/>
        </style:tab-stops>
      </style:paragraph-properties>
    </style:style>
    <style:style style:name="P51" style:family="paragraph" style:parent-style-name="Normal">
      <style:paragraph-properties fo:margin-left="-0.026cm" fo:margin-right="0cm" fo:margin-top="0cm" fo:margin-bottom="0.023cm" loext:contextual-spacing="false" fo:line-height="103%" fo:text-indent="0cm" style:auto-text-indent="false">
        <style:tab-stops>
          <style:tab-stop style:position="3.173cm" style:type="center"/>
          <style:tab-stop style:position="6.211cm" style:type="center"/>
          <style:tab-stop style:position="13.587cm" style:type="center"/>
        </style:tab-stops>
      </style:paragraph-properties>
    </style:style>
    <style:style style:name="P52" style:family="paragraph" style:parent-style-name="Normal">
      <style:paragraph-properties fo:margin-left="-0.026cm" fo:margin-right="0cm" fo:margin-top="0cm" fo:margin-bottom="0.067cm" loext:contextual-spacing="false" fo:line-height="103%" fo:text-indent="0cm" style:auto-text-indent="false">
        <style:tab-stops>
          <style:tab-stop style:position="5.233cm" style:type="center"/>
        </style:tab-stops>
      </style:paragraph-properties>
    </style:style>
    <style:style style:name="P53" style:family="paragraph" style:parent-style-name="Normal">
      <style:paragraph-properties fo:margin-left="-0.009cm" fo:margin-right="15.896cm" fo:margin-top="0cm" fo:margin-bottom="0.023cm" loext:contextual-spacing="false" fo:line-height="103%" fo:text-indent="-0.018cm" style:auto-text-indent="false">
        <style:tab-stops/>
      </style:paragraph-properties>
    </style:style>
    <style:style style:name="P54" style:family="paragraph" style:parent-style-name="Normal">
      <style:paragraph-properties fo:margin-left="-0.009cm" fo:margin-right="12.425cm" fo:margin-top="0cm" fo:margin-bottom="0.023cm" loext:contextual-spacing="false" fo:line-height="103%" fo:text-indent="-0.018cm" style:auto-text-indent="false">
        <style:tab-stops/>
      </style:paragraph-properties>
    </style:style>
    <style:style style:name="P55" style:family="paragraph" style:parent-style-name="Normal">
      <style:paragraph-properties fo:margin-left="-0.009cm" fo:margin-right="13.944cm" fo:margin-top="0cm" fo:margin-bottom="0.023cm" loext:contextual-spacing="false" fo:line-height="103%" fo:text-indent="-0.018cm" style:auto-text-indent="false">
        <style:tab-stops/>
      </style:paragraph-properties>
    </style:style>
    <style:style style:name="P56" style:family="paragraph" style:parent-style-name="Normal">
      <style:paragraph-properties fo:margin-left="-0.009cm" fo:margin-right="9.821cm" fo:margin-top="0cm" fo:margin-bottom="0.023cm" loext:contextual-spacing="false" fo:line-height="103%" fo:text-indent="-0.018cm" style:auto-text-indent="false">
        <style:tab-stops/>
      </style:paragraph-properties>
    </style:style>
    <style:style style:name="P57" style:family="paragraph" style:parent-style-name="Normal">
      <style:paragraph-properties fo:margin-left="-0.009cm" fo:margin-right="18.066cm" fo:margin-top="0cm" fo:margin-bottom="0.023cm" loext:contextual-spacing="false" fo:line-height="103%" fo:text-indent="-0.018cm" style:auto-text-indent="false">
        <style:tab-stops/>
      </style:paragraph-properties>
    </style:style>
    <style:style style:name="P58" style:family="paragraph" style:parent-style-name="Normal">
      <style:paragraph-properties fo:margin-left="-0.009cm" fo:margin-right="-0.161cm" fo:margin-top="0cm" fo:margin-bottom="0.069cm" loext:contextual-spacing="false" fo:line-height="103%" fo:text-indent="-0.018cm" style:auto-text-indent="false">
        <style:tab-stops/>
      </style:paragraph-properties>
    </style:style>
    <style:style style:name="P59" style:family="paragraph" style:parent-style-name="Normal">
      <style:paragraph-properties fo:margin-left="0cm" fo:margin-right="6.567cm" fo:margin-top="0cm" fo:margin-bottom="0cm" loext:contextual-spacing="false" fo:line-height="117%" fo:text-align="justify" style:justify-single-word="false" fo:text-indent="0cm" style:auto-text-indent="false"/>
    </style:style>
    <style:style style:name="P60" style:family="paragraph" style:parent-style-name="Normal">
      <style:paragraph-properties fo:margin-left="0.018cm" fo:margin-right="2.499cm" fo:margin-top="0cm" fo:margin-bottom="0.106cm" loext:contextual-spacing="false" fo:line-height="99%" fo:text-align="justify" style:justify-single-word="false" fo:text-indent="-0.018cm" style:auto-text-indent="false">
        <style:tab-stops/>
      </style:paragraph-properties>
    </style:style>
    <style:style style:name="P61" style:family="paragraph" style:parent-style-name="Heading_20_1">
      <style:paragraph-properties fo:margin-left="1.446cm" fo:margin-right="0cm" fo:margin-top="0cm" fo:margin-bottom="1.487cm" loext:contextual-spacing="false" fo:text-indent="0cm" style:auto-text-indent="false">
        <style:tab-stops/>
      </style:paragraph-properties>
    </style:style>
    <style:style style:name="P62" style:family="paragraph" style:parent-style-name="Heading_20_1">
      <style:paragraph-properties fo:margin-left="1.658cm" fo:margin-right="0cm" fo:text-indent="-0.982cm" style:auto-text-indent="false">
        <style:tab-stops/>
      </style:paragraph-properties>
    </style:style>
    <style:style style:name="P63" style:family="paragraph" style:parent-style-name="Heading_20_1">
      <style:paragraph-properties fo:margin-left="0.982cm" fo:margin-right="0cm" fo:text-indent="-0.982cm" style:auto-text-indent="false">
        <style:tab-stops/>
      </style:paragraph-properties>
    </style:style>
    <style:style style:name="P64" style:family="paragraph" style:parent-style-name="Heading_20_2">
      <style:paragraph-properties fo:margin-left="0.72cm" fo:margin-right="13.324cm" fo:text-indent="0cm" style:auto-text-indent="false">
        <style:tab-stops/>
      </style:paragraph-properties>
    </style:style>
    <style:style style:name="P65" style:family="paragraph" style:parent-style-name="Heading_20_2">
      <style:paragraph-properties fo:margin-left="-0.009cm" fo:margin-right="13.324cm" fo:text-indent="0cm" style:auto-text-indent="false">
        <style:tab-stops/>
      </style:paragraph-properties>
    </style:style>
    <style:style style:name="P66" style:family="paragraph" style:parent-style-name="Normal" style:list-style-name="L1">
      <style:paragraph-properties fo:margin-left="0cm" fo:margin-right="0cm" fo:margin-top="0cm" fo:margin-bottom="0.046cm" loext:contextual-spacing="false" fo:line-height="104%" fo:text-align="justify" style:justify-single-word="false" fo:text-indent="-0.702cm" style:auto-text-indent="false"/>
    </style:style>
    <style:style style:name="P67" style:family="paragraph" style:parent-style-name="Normal" style:list-style-name="L2" style:master-page-name="MP1">
      <style:paragraph-properties fo:margin-left="0cm" fo:margin-right="0cm" fo:margin-top="0cm" fo:margin-bottom="0.046cm" loext:contextual-spacing="false" fo:line-height="104%" fo:text-align="justify" style:justify-single-word="false" fo:text-indent="-7.177cm" style:auto-text-indent="false" style:page-number="auto" fo:break-before="page"/>
    </style:style>
    <style:style style:name="P68" style:family="paragraph" style:parent-style-name="Normal" style:list-style-name="L2">
      <style:paragraph-properties fo:margin-left="0cm" fo:margin-right="0cm" fo:margin-top="0cm" fo:margin-bottom="0.046cm" loext:contextual-spacing="false" fo:line-height="104%" fo:text-align="justify" style:justify-single-word="false" fo:text-indent="-7.177cm" style:auto-text-indent="false"/>
    </style:style>
    <style:style style:name="P69" style:family="paragraph" style:parent-style-name="Normal" style:list-style-name="L3">
      <style:paragraph-properties fo:margin-left="0cm" fo:margin-right="0cm" fo:margin-top="0cm" fo:margin-bottom="0.046cm" loext:contextual-spacing="false" fo:line-height="104%" fo:text-align="justify" style:justify-single-word="false" fo:text-indent="-1.367cm" style:auto-text-indent="false"/>
    </style:style>
    <style:style style:name="P70" style:family="paragraph" style:parent-style-name="Normal" style:list-style-name="L7">
      <style:paragraph-properties fo:margin-left="0cm" fo:margin-right="0cm" fo:margin-top="0cm" fo:margin-bottom="0.046cm" loext:contextual-spacing="false" fo:line-height="104%" fo:text-align="justify" style:justify-single-word="false" fo:text-indent="-1.367cm" style:auto-text-indent="false"/>
    </style:style>
    <style:style style:name="P71" style:family="paragraph" style:parent-style-name="Normal" style:list-style-name="L7">
      <style:paragraph-properties fo:margin-left="0cm" fo:margin-right="0cm" fo:margin-top="0cm" fo:margin-bottom="0.009cm" loext:contextual-spacing="false" fo:line-height="110%" fo:text-align="justify" style:justify-single-word="false" fo:text-indent="-1.367cm" style:auto-text-indent="false"/>
    </style:style>
    <style:style style:name="P72" style:family="paragraph" style:parent-style-name="Normal" style:list-style-name="L4">
      <style:paragraph-properties fo:margin-left="0cm" fo:margin-right="0cm" fo:margin-top="0cm" fo:margin-bottom="0.046cm" loext:contextual-spacing="false" fo:line-height="104%" fo:text-align="justify" style:justify-single-word="false" fo:text-indent="-4.355cm" style:auto-text-indent="false"/>
    </style:style>
    <style:style style:name="P73" style:family="paragraph" style:parent-style-name="Normal" style:list-style-name="L5">
      <style:paragraph-properties fo:margin-left="0cm" fo:margin-right="0cm" fo:margin-top="0cm" fo:margin-bottom="0.046cm" loext:contextual-spacing="false" fo:line-height="104%" fo:text-align="justify" style:justify-single-word="false" fo:text-indent="-0.527cm" style:auto-text-indent="false"/>
    </style:style>
    <style:style style:name="P74" style:family="paragraph" style:parent-style-name="Normal" style:list-style-name="L6">
      <style:paragraph-properties fo:margin-left="0cm" fo:margin-right="0cm" fo:margin-top="0cm" fo:margin-bottom="0.046cm" loext:contextual-spacing="false" fo:line-height="104%" fo:text-align="justify" style:justify-single-word="false" fo:text-indent="-2.03cm" style:auto-text-indent="false"/>
    </style:style>
    <style:style style:name="P75" style:family="paragraph" style:parent-style-name="Normal" style:list-style-name="L10">
      <style:paragraph-properties fo:margin-left="0cm" fo:margin-right="0cm" fo:margin-top="0cm" fo:margin-bottom="0.046cm" loext:contextual-spacing="false" fo:line-height="104%" fo:text-align="justify" style:justify-single-word="false" fo:text-indent="-2.03cm" style:auto-text-indent="false"/>
    </style:style>
    <style:style style:name="P76" style:family="paragraph" style:parent-style-name="Normal" style:list-style-name="L6">
      <style:paragraph-properties fo:margin-left="0cm" fo:margin-right="0cm" fo:margin-top="0cm" fo:margin-bottom="0.009cm" loext:contextual-spacing="false" fo:line-height="110%" fo:text-align="justify" style:justify-single-word="false" fo:text-indent="-2.03cm" style:auto-text-indent="false"/>
    </style:style>
    <style:style style:name="P77" style:family="paragraph" style:parent-style-name="Normal" style:list-style-name="L10">
      <style:paragraph-properties fo:margin-left="0cm" fo:margin-right="0cm" fo:margin-top="0cm" fo:margin-bottom="0.009cm" loext:contextual-spacing="false" fo:line-height="110%" fo:text-align="justify" style:justify-single-word="false" fo:text-indent="-2.03cm" style:auto-text-indent="false"/>
    </style:style>
    <style:style style:name="P78" style:family="paragraph" style:parent-style-name="Normal" style:list-style-name="L8">
      <style:paragraph-properties fo:margin-left="0cm" fo:margin-right="1.224cm" fo:margin-top="0cm" fo:margin-bottom="0.046cm" loext:contextual-spacing="false" fo:line-height="104%" fo:text-align="justify" style:justify-single-word="false" fo:text-indent="-0.702cm" style:auto-text-indent="false"/>
    </style:style>
    <style:style style:name="P79" style:family="paragraph" style:parent-style-name="Normal" style:list-style-name="L9">
      <style:paragraph-properties fo:margin-left="0cm" fo:margin-right="0cm" fo:margin-top="0cm" fo:margin-bottom="0cm" loext:contextual-spacing="false" fo:text-indent="-2.695cm" style:auto-text-indent="false"/>
    </style:style>
    <style:style style:name="P80" style:family="paragraph" style:parent-style-name="Normal" style:list-style-name="L11">
      <style:paragraph-properties fo:margin-left="0cm" fo:margin-right="0cm" fo:margin-top="0cm" fo:margin-bottom="0cm" loext:contextual-spacing="false" fo:text-align="justify" style:justify-single-word="false" fo:text-indent="-2.695cm" style:auto-text-indent="false"/>
    </style:style>
    <style:style style:name="P81" style:family="paragraph" style:parent-style-name="Normal" style:list-style-name="L9">
      <style:paragraph-properties fo:margin-left="0cm" fo:margin-right="0cm" fo:margin-top="0cm" fo:margin-bottom="0.009cm" loext:contextual-spacing="false" fo:line-height="110%" fo:text-indent="-2.695cm" style:auto-text-indent="false"/>
    </style:style>
    <style:style style:name="P82" style:family="paragraph" style:parent-style-name="Normal" style:list-style-name="L11">
      <style:paragraph-properties fo:margin-left="0cm" fo:margin-right="0cm" fo:margin-top="0cm" fo:margin-bottom="0.009cm" loext:contextual-spacing="false" fo:line-height="110%" fo:text-align="justify" style:justify-single-word="false" fo:text-indent="-2.695cm" style:auto-text-indent="false"/>
    </style:style>
    <style:style style:name="P83" style:family="paragraph" style:parent-style-name="Normal" style:list-style-name="L9">
      <style:paragraph-properties fo:margin-left="0cm" fo:margin-right="0cm" fo:margin-top="0cm" fo:margin-bottom="0.046cm" loext:contextual-spacing="false" fo:line-height="104%" fo:text-indent="-2.695cm" style:auto-text-indent="false"/>
    </style:style>
    <style:style style:name="P84" style:family="paragraph" style:parent-style-name="Normal" style:list-style-name="L11">
      <style:paragraph-properties fo:margin-left="0cm" fo:margin-right="0cm" fo:margin-top="0cm" fo:margin-bottom="0.046cm" loext:contextual-spacing="false" fo:line-height="104%" fo:text-align="justify" style:justify-single-word="false" fo:text-indent="-2.695cm" style:auto-text-indent="false"/>
    </style:style>
    <style:style style:name="P85" style:family="paragraph" style:parent-style-name="Normal" style:master-page-name="MP3">
      <style:paragraph-properties fo:margin-left="-0.009cm" fo:margin-right="9.604cm" fo:margin-top="0cm" fo:margin-bottom="0.023cm" loext:contextual-spacing="false" fo:line-height="197%" fo:text-indent="-0.018cm" style:auto-text-indent="false" style:page-number="auto" fo:break-before="page">
        <style:tab-stops/>
      </style:paragraph-properties>
    </style:style>
    <style:style style:name="P86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Calibri" fo:font-size="9pt" officeooo:paragraph-rsid="000f6a04" style:font-name-asian="Calibri" style:font-size-asian="9pt" style:font-name-complex="Calibri" style:font-size-complex="9pt"/>
    </style:style>
    <style:style style:name="P87" style:family="paragraph" style:parent-style-name="Normal" style:master-page-name="MPF0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>
        <style:tab-stops/>
      </style:paragraph-properties>
    </style:style>
    <style:style style:name="P88" style:family="paragraph" style:parent-style-name="Normal" style:list-style-name="L7">
      <style:paragraph-properties fo:margin-left="0cm" fo:margin-right="0cm" fo:margin-top="0cm" fo:margin-bottom="0.046cm" loext:contextual-spacing="false" fo:line-height="104%" fo:text-align="justify" style:justify-single-word="false" fo:text-indent="0cm" style:auto-text-indent="false"/>
    </style:style>
    <style:style style:name="P89" style:family="paragraph" style:parent-style-name="Normal">
      <style:paragraph-properties fo:margin-left="0.168cm" fo:margin-right="0cm" fo:margin-top="0cm" fo:margin-bottom="0.037cm" loext:contextual-spacing="false" fo:text-indent="-0.018cm" style:auto-text-indent="false">
        <style:tab-stops/>
      </style:paragraph-properties>
    </style:style>
    <style:style style:name="P90" style:family="paragraph" style:parent-style-name="Normal">
      <style:paragraph-properties fo:margin-left="0.168cm" fo:margin-right="0cm" fo:margin-top="0cm" fo:margin-bottom="0.037cm" loext:contextual-spacing="false" fo:text-indent="-0.018cm" style:auto-text-indent="false">
        <style:tab-stops/>
      </style:paragraph-properties>
      <style:text-properties officeooo:paragraph-rsid="000f6a04"/>
    </style:style>
    <style:style style:name="P91" style:family="paragraph" style:parent-style-name="Standard">
      <style:paragraph-properties fo:margin-left="0.369cm" fo:margin-right="0cm" fo:margin-top="0cm" fo:margin-bottom="0.037cm" loext:contextual-spacing="false" fo:text-indent="-0.018cm" style:auto-text-indent="false">
        <style:tab-stops/>
      </style:paragraph-properties>
    </style:style>
    <style:style style:name="P92" style:family="paragraph" style:parent-style-name="Standard">
      <style:paragraph-properties fo:margin-left="-0.009cm" fo:margin-right="13.324cm" fo:text-indent="0cm" style:auto-text-indent="false">
        <style:tab-stops/>
      </style:paragraph-properties>
    </style:style>
    <style:style style:name="P93" style:family="paragraph" style:parent-style-name="Standard">
      <style:paragraph-properties fo:margin-left="0.168cm" fo:margin-right="0cm" fo:margin-top="0cm" fo:margin-bottom="0.037cm" loext:contextual-spacing="false" fo:text-indent="-0.018cm" style:auto-text-indent="false">
        <style:tab-stops/>
      </style:paragraph-properties>
    </style:style>
    <style:style style:name="P94" style:family="paragraph">
      <loext:graphic-properties draw:fill="non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6a04" style:font-size-asian="12pt"/>
    </style:style>
    <style:style style:name="T3" style:family="text">
      <style:text-properties fo:font-size="17pt" style:font-size-asian="17pt"/>
    </style:style>
    <style:style style:name="T4" style:family="text">
      <style:text-properties fo:font-size="14.5pt" style:font-size-asian="14.5pt"/>
    </style:style>
    <style:style style:name="T5" style:family="text">
      <style:text-properties fo:font-size="10pt" style:font-size-asian="10pt"/>
    </style:style>
    <style:style style:name="T6" style:family="text">
      <style:text-properties fo:color="#006600" fo:font-size="10pt" style:font-size-asian="10pt"/>
    </style:style>
    <style:style style:name="T7" style:family="text">
      <style:text-properties fo:color="#0000ff" fo:font-size="10pt" style:font-size-asian="10pt"/>
    </style:style>
    <style:style style:name="T8" style:family="text">
      <style:text-properties fo:color="#7f7f7f" fo:font-size="10pt" fo:font-style="italic" style:font-size-asian="10pt" style:font-style-asian="italic"/>
    </style:style>
    <style:style style:name="T9" style:family="text">
      <style:text-properties officeooo:rsid="000f6a04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908b25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number text:level="1" text:style-name="WW_5f_CharLFO1LVL1" style:num-format="1" text:start-value="11">
        <style:list-level-properties text:list-level-position-and-space-mode="label-alignment">
          <style:list-level-label-alignment text:label-followed-by="listtab" fo:margin-left="0.702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format="1" text:start-value="15">
        <style:list-level-properties text:list-level-position-and-space-mode="label-alignment">
          <style:list-level-label-alignment text:label-followed-by="listtab" fo:margin-left="7.327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format="1" text:start-value="20">
        <style:list-level-properties text:list-level-position-and-space-mode="label-alignment">
          <style:list-level-label-alignment text:label-followed-by="listtab" fo:margin-left="1.517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format="1" text:start-value="67">
        <style:list-level-properties text:list-level-position-and-space-mode="label-alignment">
          <style:list-level-label-alignment text:label-followed-by="listtab" fo:margin-left="4.505cm"/>
        </style:list-level-properties>
      </text:list-level-style-number>
      <text:list-level-style-number text:level="2" text:style-name="WW_5f_CharLFO4LVL2" style:num-format="a" style:num-letter-sync="true">
        <style:list-level-properties text:list-level-position-and-space-mode="label-alignment">
          <style:list-level-label-alignment text:label-followed-by="listtab" fo:margin-left="2.081cm"/>
        </style:list-level-properties>
      </text:list-level-style-number>
      <text:list-level-style-number text:level="3" text:style-name="WW_5f_CharLFO4LVL3" style:num-format="i">
        <style:list-level-properties text:list-level-position-and-space-mode="label-alignment">
          <style:list-level-label-alignment text:label-followed-by="listtab" fo:margin-left="3.351cm"/>
        </style:list-level-properties>
      </text:list-level-style-number>
      <text:list-level-style-number text:level="4" text:style-name="WW_5f_CharLFO4LVL4" style:num-format="1">
        <style:list-level-properties text:list-level-position-and-space-mode="label-alignment">
          <style:list-level-label-alignment text:label-followed-by="listtab" fo:margin-left="4.621cm"/>
        </style:list-level-properties>
      </text:list-level-style-number>
      <text:list-level-style-number text:level="5" text:style-name="WW_5f_CharLFO4LVL5" style:num-format="a" style:num-letter-sync="true">
        <style:list-level-properties text:list-level-position-and-space-mode="label-alignment">
          <style:list-level-label-alignment text:label-followed-by="listtab" fo:margin-left="5.891cm"/>
        </style:list-level-properties>
      </text:list-level-style-number>
      <text:list-level-style-number text:level="6" text:style-name="WW_5f_CharLFO4LVL6" style:num-format="i">
        <style:list-level-properties text:list-level-position-and-space-mode="label-alignment">
          <style:list-level-label-alignment text:label-followed-by="listtab" fo:margin-left="7.161cm"/>
        </style:list-level-properties>
      </text:list-level-style-number>
      <text:list-level-style-number text:level="7" text:style-name="WW_5f_CharLFO4LVL7" style:num-format="1">
        <style:list-level-properties text:list-level-position-and-space-mode="label-alignment">
          <style:list-level-label-alignment text:label-followed-by="listtab" fo:margin-left="8.431cm"/>
        </style:list-level-properties>
      </text:list-level-style-number>
      <text:list-level-style-number text:level="8" text:style-name="WW_5f_CharLFO4LVL8" style:num-format="a" style:num-letter-sync="true">
        <style:list-level-properties text:list-level-position-and-space-mode="label-alignment">
          <style:list-level-label-alignment text:label-followed-by="listtab" fo:margin-left="9.701cm"/>
        </style:list-level-properties>
      </text:list-level-style-number>
      <text:list-level-style-number text:level="9" text:style-name="WW_5f_CharLFO4LVL9" style:num-format="i">
        <style:list-level-properties text:list-level-position-and-space-mode="label-alignment">
          <style:list-level-label-alignment text:label-followed-by="listtab" fo:margin-left="10.9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format="1" text:start-value="2">
        <style:list-level-properties text:list-level-position-and-space-mode="label-alignment">
          <style:list-level-label-alignment text:label-followed-by="listtab" fo:margin-left="0.878cm"/>
        </style:list-level-properties>
      </text:list-level-style-number>
      <text:list-level-style-number text:level="2" text:style-name="WW_5f_CharLFO5LVL2" style:num-format="a" style:num-letter-sync="true">
        <style:list-level-properties text:list-level-position-and-space-mode="label-alignment">
          <style:list-level-label-alignment text:label-followed-by="listtab" fo:margin-left="2.256cm"/>
        </style:list-level-properties>
      </text:list-level-style-number>
      <text:list-level-style-number text:level="3" text:style-name="WW_5f_CharLFO5LVL3" style:num-format="i">
        <style:list-level-properties text:list-level-position-and-space-mode="label-alignment">
          <style:list-level-label-alignment text:label-followed-by="listtab" fo:margin-left="3.526cm"/>
        </style:list-level-properties>
      </text:list-level-style-number>
      <text:list-level-style-number text:level="4" text:style-name="WW_5f_CharLFO5LVL4" style:num-format="1">
        <style:list-level-properties text:list-level-position-and-space-mode="label-alignment">
          <style:list-level-label-alignment text:label-followed-by="listtab" fo:margin-left="4.796cm"/>
        </style:list-level-properties>
      </text:list-level-style-number>
      <text:list-level-style-number text:level="5" text:style-name="WW_5f_CharLFO5LVL5" style:num-format="a" style:num-letter-sync="true">
        <style:list-level-properties text:list-level-position-and-space-mode="label-alignment">
          <style:list-level-label-alignment text:label-followed-by="listtab" fo:margin-left="6.066cm"/>
        </style:list-level-properties>
      </text:list-level-style-number>
      <text:list-level-style-number text:level="6" text:style-name="WW_5f_CharLFO5LVL6" style:num-format="i">
        <style:list-level-properties text:list-level-position-and-space-mode="label-alignment">
          <style:list-level-label-alignment text:label-followed-by="listtab" fo:margin-left="7.336cm"/>
        </style:list-level-properties>
      </text:list-level-style-number>
      <text:list-level-style-number text:level="7" text:style-name="WW_5f_CharLFO5LVL7" style:num-format="1">
        <style:list-level-properties text:list-level-position-and-space-mode="label-alignment">
          <style:list-level-label-alignment text:label-followed-by="listtab" fo:margin-left="8.606cm"/>
        </style:list-level-properties>
      </text:list-level-style-number>
      <text:list-level-style-number text:level="8" text:style-name="WW_5f_CharLFO5LVL8" style:num-format="a" style:num-letter-sync="true">
        <style:list-level-properties text:list-level-position-and-space-mode="label-alignment">
          <style:list-level-label-alignment text:label-followed-by="listtab" fo:margin-left="9.876cm"/>
        </style:list-level-properties>
      </text:list-level-style-number>
      <text:list-level-style-number text:level="9" text:style-name="WW_5f_CharLFO5LVL9" style:num-format="i">
        <style:list-level-properties text:list-level-position-and-space-mode="label-alignment">
          <style:list-level-label-alignment text:label-followed-by="listtab" fo:margin-left="11.1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6LVL1" style:num-format="1" text:start-value="8">
        <style:list-level-properties text:list-level-position-and-space-mode="label-alignment">
          <style:list-level-label-alignment text:label-followed-by="listtab" fo:margin-left="2.18cm"/>
        </style:list-level-properties>
      </text:list-level-style-number>
      <text:list-level-style-number text:level="2" text:style-name="WW_5f_CharLFO6LVL2" style:num-format="a" style:num-letter-sync="true">
        <style:list-level-properties text:list-level-position-and-space-mode="label-alignment">
          <style:list-level-label-alignment text:label-followed-by="listtab" fo:margin-left="1.963cm"/>
        </style:list-level-properties>
      </text:list-level-style-number>
      <text:list-level-style-number text:level="3" text:style-name="WW_5f_CharLFO6LVL3" style:num-format="i">
        <style:list-level-properties text:list-level-position-and-space-mode="label-alignment">
          <style:list-level-label-alignment text:label-followed-by="listtab" fo:margin-left="3.233cm"/>
        </style:list-level-properties>
      </text:list-level-style-number>
      <text:list-level-style-number text:level="4" text:style-name="WW_5f_CharLFO6LVL4" style:num-format="1">
        <style:list-level-properties text:list-level-position-and-space-mode="label-alignment">
          <style:list-level-label-alignment text:label-followed-by="listtab" fo:margin-left="4.503cm"/>
        </style:list-level-properties>
      </text:list-level-style-number>
      <text:list-level-style-number text:level="5" text:style-name="WW_5f_CharLFO6LVL5" style:num-format="a" style:num-letter-sync="true">
        <style:list-level-properties text:list-level-position-and-space-mode="label-alignment">
          <style:list-level-label-alignment text:label-followed-by="listtab" fo:margin-left="5.773cm"/>
        </style:list-level-properties>
      </text:list-level-style-number>
      <text:list-level-style-number text:level="6" text:style-name="WW_5f_CharLFO6LVL6" style:num-format="i">
        <style:list-level-properties text:list-level-position-and-space-mode="label-alignment">
          <style:list-level-label-alignment text:label-followed-by="listtab" fo:margin-left="7.043cm"/>
        </style:list-level-properties>
      </text:list-level-style-number>
      <text:list-level-style-number text:level="7" text:style-name="WW_5f_CharLFO6LVL7" style:num-format="1">
        <style:list-level-properties text:list-level-position-and-space-mode="label-alignment">
          <style:list-level-label-alignment text:label-followed-by="listtab" fo:margin-left="8.313cm"/>
        </style:list-level-properties>
      </text:list-level-style-number>
      <text:list-level-style-number text:level="8" text:style-name="WW_5f_CharLFO6LVL8" style:num-format="a" style:num-letter-sync="true">
        <style:list-level-properties text:list-level-position-and-space-mode="label-alignment">
          <style:list-level-label-alignment text:label-followed-by="listtab" fo:margin-left="9.583cm"/>
        </style:list-level-properties>
      </text:list-level-style-number>
      <text:list-level-style-number text:level="9" text:style-name="WW_5f_CharLFO6LVL9" style:num-format="i">
        <style:list-level-properties text:list-level-position-and-space-mode="label-alignment">
          <style:list-level-label-alignment text:label-followed-by="listtab" fo:margin-left="10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7LVL1" style:num-format="1" text:start-value="56">
        <style:list-level-properties text:list-level-position-and-space-mode="label-alignment">
          <style:list-level-label-alignment text:label-followed-by="listtab" fo:margin-left="1.367cm"/>
        </style:list-level-properties>
      </text:list-level-style-number>
      <text:list-level-style-number text:level="2" text:style-name="WW_5f_CharLFO7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7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7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7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7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7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7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7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8LVL1" style:num-format="1" text:start-value="60">
        <style:list-level-properties text:list-level-position-and-space-mode="label-alignment">
          <style:list-level-label-alignment text:label-followed-by="listtab" fo:margin-left="0.702cm"/>
        </style:list-level-properties>
      </text:list-level-style-number>
      <text:list-level-style-number text:level="2" text:style-name="WW_5f_CharLFO8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8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8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8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8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8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8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8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9LVL1" style:num-format="1" text:start-value="36">
        <style:list-level-properties text:list-level-position-and-space-mode="label-alignment">
          <style:list-level-label-alignment text:label-followed-by="listtab" fo:margin-left="2.695cm"/>
        </style:list-level-properties>
      </text:list-level-style-number>
      <text:list-level-style-number text:level="2" text:style-name="WW_5f_CharLFO9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9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9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9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9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9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9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9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10LVL1" style:num-format="1" text:start-value="42">
        <style:list-level-properties text:list-level-position-and-space-mode="label-alignment">
          <style:list-level-label-alignment text:label-followed-by="listtab" fo:margin-left="2.03cm"/>
        </style:list-level-properties>
      </text:list-level-style-number>
      <text:list-level-style-number text:level="2" text:style-name="WW_5f_CharLFO10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0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0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0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0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0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0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0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WW_5f_CharLFO11LVL1" style:num-format="1" text:start-value="33">
        <style:list-level-properties text:list-level-position-and-space-mode="label-alignment">
          <style:list-level-label-alignment text:label-followed-by="listtab" fo:margin-left="2.695cm"/>
        </style:list-level-properties>
      </text:list-level-style-number>
      <text:list-level-style-number text:level="2" text:style-name="WW_5f_CharLFO11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1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1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1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1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1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1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1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svg:stroke-opacity="100%" draw:stroke-linejoin="miter" svg:stroke-linecap="butt" draw:fill="none" fo:min-height="0cm" fo:min-width="0cm" fo:padding-top="-0.01cm" fo:padding-bottom="-0.01cm" fo:padding-left="-0.01cm" fo:padding-right="-0.01cm" style:run-through="background"/>
    </style:style>
    <style:style style:name="gr3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Default_20_Paragraph_20_Font"><text:span text:style-name="T3">Московский авиационный институт</text:span></text:span></text:p>
      <text:h text:style-name="P61" text:outline-level="1" text:is-list-header="true">(национальный исследовательский университет)</text:h>
      <text:p text:style-name="P7"><text:span text:style-name="Default_20_Paragraph_20_Font"><text:span text:style-name="T4">Факультет информационных технологий и прикладной математики</text:span></text:span></text:p>
      <text:p text:style-name="P8"><text:span text:style-name="Default_20_Paragraph_20_Font"><text:span text:style-name="T4">Кафедра вычислительной математики и программирования </text:span></text:span><text:span text:style-name="Default_20_Paragraph_20_Font"><text:span text:style-name="T1">Лабораторная работа №4 по курсу «Операционные системы»</text:span></text:span></text:p>
      <text:p text:style-name="P9"><text:span text:style-name="Default_20_Paragraph_20_Font"><text:span text:style-name="T1">Освоение принципов работы с файловыми системами.</text:span></text:span></text:p>
      <text:p text:style-name="P11"><text:span text:style-name="Default_20_Paragraph_20_Font"><text:span text:style-name="T1">Обеспечение обмена данных между процессами посредством технологии «File mapping».</text:span>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Default_20_Paragraph_20_Font"><text:span text:style-name="T10">Студент:</text:span></text:span></text:p>
          </table:table-cell>
          <table:table-cell table:style-name="Таблица1.A1" office:value-type="string">
            <text:p text:style-name="P86"><text:span text:style-name="T9">Чирикова П.С.</text:span></text:p>
          </table:table-cell>
        </table:table-row>
        <table:table-row table:style-name="Таблица1.2">
          <table:table-cell table:style-name="Таблица1.A1" office:value-type="string">
            <text:p text:style-name="P13"><text:span text:style-name="Default_20_Paragraph_20_Font"><text:span text:style-name="T10">Преподаватель:</text:span></text:span></text:p>
          </table:table-cell>
          <table:table-cell table:style-name="Таблица1.A1" office:value-type="string">
            <text:p text:style-name="P14"><text:span text:style-name="Default_20_Paragraph_20_Font"><text:span text:style-name="T10">Е.С. Миронов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5"><text:span text:style-name="Default_20_Paragraph_20_Font"><text:span text:style-name="T10">Группа:</text:span></text:span></text:p>
          </table:table-cell>
          <table:table-cell table:style-name="Таблица1.A1" office:value-type="string">
            <text:p text:style-name="P14"><text:span text:style-name="Default_20_Paragraph_20_Font"><text:span text:style-name="T10">М8О-201Б-21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16"><text:span text:style-name="Default_20_Paragraph_20_Font"><text:span text:style-name="T10">Вариант: Дата:</text:span></text:span></text:p>
            <text:p text:style-name="P17"><text:span text:style-name="Default_20_Paragraph_20_Font"><text:span text:style-name="T10">Оценка: Подпись:</text:span></text:span></text:p>
          </table:table-cell>
          <table:table-cell table:style-name="Таблица1.A1" office:value-type="string">
            <text:p text:style-name="P13"><text:span text:style-name="Default_20_Paragraph_20_Font"><text:span text:style-name="T10"/></text:span></text:p>
          </table:table-cell>
        </table:table-row>
      </table:table>
      <text:p text:style-name="P9"><text:span text:style-name="Default_20_Paragraph_20_Font"><text:span text:style-name="T1">Москва, 2023</text:span></text:span></text:p>
      <text:h text:style-name="P62" text:outline-level="1"><text:soft-page-break/>Постановка задачи</text:h>
      <text:p text:style-name="P18"><text:span text:style-name="Default_20_Paragraph_20_Font"><text:span text:style-name="T1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span></text:p>
      <text:p text:style-name="P18"><text:span text:style-name="Default_20_Paragraph_20_Font"><text:span text:style-name="T1">Необходимо обрабатывать системные ошибки, которые могут возникнуть в результате работы.</text:span></text:span></text:p>
      <text:p text:style-name="P18"><text:span text:style-name="Default_20_Paragraph_20_Font"><text:span text:style-name="T1">Родительский процесс создает два дочерних процесса. Перенаправление стандартных потоков Child1 и Child2 можно «соединить» между собой дополнительным каналом. Родительский и дочерний процесс должны быть представлены разными программами.</text:span></text:span></text:p>
      <text:p text:style-name="P18"><text:span text:style-name="Default_20_Paragraph_20_Font"><text:span text:style-name="T1">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span></text:span></text:p>
      <text:p text:style-name="P19"><text:span text:style-name="Default_20_Paragraph_20_Font"><text:span text:style-name="T1">Child1 переводит строки в верхний регистр. Child2 убирает все задвоенные пробелы.</text:span></text:span></text:p>
      <text:h text:style-name="P62" text:outline-level="1">Сведения о программе</text:h>
      <text:p text:style-name="P18"><text:span text:style-name="Default_20_Paragraph_20_Font"><text:span text:style-name="T1">Программа написанна на Си в Unix подобной операционной системе на базе ядра Linux. При компиляции следует линковать библиотеки -lpthread и -lrt. В программе создаются дочерние процессы, данные в которые передаются с помощью shared memory.</text:span></text:span></text:p>
      <text:p text:style-name="P18"><text:span text:style-name="Default_20_Paragraph_20_Font"><text:span text:style-name="T1">При запуске программы пользователь вводит строки в стандартный поток ввода. Программа создает два дочерних процесса для преобразования введенных строк.</text:span></text:span></text:p>
      <text:p text:style-name="P20"><text:span text:style-name="Default_20_Paragraph_20_Font"><text:span text:style-name="T1">По завершении работы программа выводит в стандартный поток вывода введенные строки в верхнем регистре, удалив все задвоенные пробелы</text:span></text:span></text:p>
      <text:h text:style-name="P62" text:outline-level="1"><text:soft-page-break/>Общий метод и алгоритм решения</text:h>
      <text:p text:style-name="P18"><text:span text:style-name="Default_20_Paragraph_20_Font"><text:span text:style-name="T1">Родительский процесс создает первый дочерний процесс, передав строки, полученные от пользователя. Затем родительский процесс создает второй дочерний процесс.</text:span></text:span></text:p>
      <text:p text:style-name="P18"><text:span text:style-name="Default_20_Paragraph_20_Font"><text:span text:style-name="T1">Первый дочерний прочесс принимает строки и приводит все символы в верхний регистр, после чего передавая полученные строки во второй дочерний процесс</text:span></text:span></text:p>
      <text:p text:style-name="P18"><text:span text:style-name="Default_20_Paragraph_20_Font"><text:span text:style-name="T1">Второй дочерний процесс принимает строки через pipe3, после чего удаляет все задвоенные пробелы и передает полученные строки родительскому процессу</text:span></text:span></text:p>
      <text:p text:style-name="P18"><text:span text:style-name="Default_20_Paragraph_20_Font"><text:span text:style-name="T1">Результирующие строки родительский процесс считывает от второго дочернего процесса</text:span></text:span></text:p>
      <text:p text:style-name="P20"><text:span text:style-name="Default_20_Paragraph_20_Font"><text:span text:style-name="T1">Все межпроцессорные взаимодействия реализованы через shared memory object. Для синхронизации работы процессов используются семафоры</text:span></text:span></text:p>
      <text:h text:style-name="P62" text:outline-level="1">Листинг программы</text:h>
      <text:h text:style-name="P64" text:outline-level="2">main.cpp</text:h>
      <text:p text:style-name="P90"><draw:g text:anchor-type="paragraph" draw:z-index="13" draw:name="Group 13065" draw:style-name="gr1"><draw:custom-shape draw:name="Shape 80" draw:style-name="gr2" draw:text-style-name="P94" svg:width="0.003cm" svg:height="0.422cm" svg:x="0.506cm" svg:y="-0.079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81" draw:style-name="gr2" draw:text-style-name="P94" svg:width="0.003cm" svg:height="0.422cm" svg:x="0.589cm" svg:y="-0.079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85" draw:style-name="gr2" draw:text-style-name="P94" svg:width="0.003cm" svg:height="0.422cm" svg:x="0.506cm" svg:y="0.343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86" draw:style-name="gr2" draw:text-style-name="P94" svg:width="0.003cm" svg:height="0.422cm" svg:x="0.589cm" svg:y="0.343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90" draw:style-name="gr2" draw:text-style-name="P94" svg:width="0.003cm" svg:height="0.422cm" svg:x="0.506cm" svg:y="0.764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91" draw:style-name="gr2" draw:text-style-name="P94" svg:width="0.003cm" svg:height="0.422cm" svg:x="0.589cm" svg:y="0.764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93" draw:style-name="gr2" draw:text-style-name="P94" svg:width="0.003cm" svg:height="0.422cm" svg:x="0.506cm" svg:y="1.186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94" draw:style-name="gr2" draw:text-style-name="P94" svg:width="0.003cm" svg:height="0.422cm" svg:x="0.589cm" svg:y="1.186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98" draw:style-name="gr2" draw:text-style-name="P94" svg:width="0.003cm" svg:height="0.422cm" svg:x="0.506cm" svg:y="1.609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99" draw:style-name="gr2" draw:text-style-name="P94" svg:width="0.003cm" svg:height="0.422cm" svg:x="0.589cm" svg:y="1.609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04" draw:style-name="gr2" draw:text-style-name="P94" svg:width="0.003cm" svg:height="0.422cm" svg:x="0.506cm" svg:y="2.029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05" draw:style-name="gr2" draw:text-style-name="P94" svg:width="0.003cm" svg:height="0.422cm" svg:x="0.589cm" svg:y="2.029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09" draw:style-name="gr2" draw:text-style-name="P94" svg:width="0.003cm" svg:height="0.422cm" svg:x="0.506cm" svg:y="2.452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10" draw:style-name="gr2" draw:text-style-name="P94" svg:width="0.003cm" svg:height="0.422cm" svg:x="0.589cm" svg:y="2.452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12" draw:style-name="gr2" draw:text-style-name="P94" svg:width="0.003cm" svg:height="0.422cm" svg:x="0.506cm" svg:y="2.874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13" draw:style-name="gr2" draw:text-style-name="P94" svg:width="0.003cm" svg:height="0.422cm" svg:x="0.589cm" svg:y="2.874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18" draw:style-name="gr2" draw:text-style-name="P94" svg:width="0.003cm" svg:height="0.422cm" svg:x="0.506cm" svg:y="3.295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19" draw:style-name="gr2" draw:text-style-name="P94" svg:width="0.003cm" svg:height="0.422cm" svg:x="0.589cm" svg:y="3.295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22" draw:style-name="gr2" draw:text-style-name="P94" svg:width="0.003cm" svg:height="0.422cm" svg:x="0.506cm" svg:y="3.717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23" draw:style-name="gr2" draw:text-style-name="P94" svg:width="0.003cm" svg:height="0.422cm" svg:x="0.589cm" svg:y="3.717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26" draw:style-name="gr2" draw:text-style-name="P94" svg:width="0.003cm" svg:height="0.422cm" svg:x="0.506cm" svg:y="4.138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27" draw:style-name="gr2" draw:text-style-name="P94" svg:width="0.003cm" svg:height="0.422cm" svg:x="0.589cm" svg:y="4.138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29" draw:style-name="gr2" draw:text-style-name="P94" svg:width="0.003cm" svg:height="0.422cm" svg:x="0.506cm" svg:y="4.56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30" draw:style-name="gr2" draw:text-style-name="P94" svg:width="0.003cm" svg:height="0.422cm" svg:x="0.589cm" svg:y="4.56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42" draw:style-name="gr2" draw:text-style-name="P94" svg:width="0.003cm" svg:height="0.422cm" svg:x="0.506cm" svg:y="4.982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43" draw:style-name="gr2" draw:text-style-name="P94" svg:width="0.003cm" svg:height="0.422cm" svg:x="0.589cm" svg:y="4.982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45" draw:style-name="gr2" draw:text-style-name="P94" svg:width="0.003cm" svg:height="0.422cm" svg:x="0.506cm" svg:y="5.403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46" draw:style-name="gr2" draw:text-style-name="P94" svg:width="0.003cm" svg:height="0.422cm" svg:x="0.589cm" svg:y="5.403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55" draw:style-name="gr2" draw:text-style-name="P94" svg:width="0.003cm" svg:height="0.422cm" svg:x="0.506cm" svg:y="5.825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56" draw:style-name="gr2" draw:text-style-name="P94" svg:width="0.003cm" svg:height="0.422cm" svg:x="0.589cm" svg:y="5.825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63" draw:style-name="gr2" draw:text-style-name="P94" svg:width="0.003cm" svg:height="0.422cm" svg:x="0.506cm" svg:y="6.248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64" draw:style-name="gr2" draw:text-style-name="P94" svg:width="0.003cm" svg:height="0.422cm" svg:x="0.589cm" svg:y="6.248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67" draw:style-name="gr2" draw:text-style-name="P94" svg:width="0.003cm" svg:height="0.422cm" svg:x="0.506cm" svg:y="6.67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68" draw:style-name="gr2" draw:text-style-name="P94" svg:width="0.003cm" svg:height="0.422cm" svg:x="0.589cm" svg:y="6.67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72" draw:style-name="gr2" draw:text-style-name="P94" svg:width="0.003cm" svg:height="0.422cm" svg:x="0.506cm" svg:y="7.091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73" draw:style-name="gr2" draw:text-style-name="P94" svg:width="0.003cm" svg:height="0.422cm" svg:x="0.589cm" svg:y="7.091cm"><text:p/><draw:enhanced-geometry svg:viewBox="0 0 0 151813" draw:text-areas="?f8 ?f9 ?f8 ?f10" draw:type="non-primitive" draw:enhanced-path="M 0 151813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3"/><draw:equation draw:name="f8" draw:formula="0 / ?f6"/><draw:equation draw:name="f9" draw:formula="0 / ?f7"/><draw:equation draw:name="f10" draw:formula="151813 / ?f7"/></draw:enhanced-geometry></draw:custom-shape><draw:custom-shape draw:name="Shape 177" draw:style-name="gr2" draw:text-style-name="P94" svg:width="0.003cm" svg:height="0.422cm" svg:x="0.506cm" svg:y="8.55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78" draw:style-name="gr2" draw:text-style-name="P94" svg:width="0.003cm" svg:height="0.422cm" svg:x="0.589cm" svg:y="8.55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82" draw:style-name="gr2" draw:text-style-name="P94" svg:width="0.003cm" svg:height="0.422cm" svg:x="0.506cm" svg:y="8.972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83" draw:style-name="gr2" draw:text-style-name="P94" svg:width="0.003cm" svg:height="0.422cm" svg:x="0.589cm" svg:y="8.972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87" draw:style-name="gr2" draw:text-style-name="P94" svg:width="0.003cm" svg:height="0.422cm" svg:x="0.506cm" svg:y="9.393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88" draw:style-name="gr2" draw:text-style-name="P94" svg:width="0.003cm" svg:height="0.422cm" svg:x="0.589cm" svg:y="9.393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92" draw:style-name="gr2" draw:text-style-name="P94" svg:width="0.003cm" svg:height="0.422cm" svg:x="0.506cm" svg:y="9.815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93" draw:style-name="gr2" draw:text-style-name="P94" svg:width="0.003cm" svg:height="0.422cm" svg:x="0.589cm" svg:y="9.815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97" draw:style-name="gr2" draw:text-style-name="P94" svg:width="0.003cm" svg:height="0.422cm" svg:x="0.506cm" svg:y="10.236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198" draw:style-name="gr2" draw:text-style-name="P94" svg:width="0.003cm" svg:height="0.422cm" svg:x="0.589cm" svg:y="10.236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00" draw:style-name="gr2" draw:text-style-name="P94" svg:width="0.003cm" svg:height="0.422cm" svg:x="0.506cm" svg:y="10.658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01" draw:style-name="gr2" draw:text-style-name="P94" svg:width="0.003cm" svg:height="0.422cm" svg:x="0.589cm" svg:y="10.658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03" draw:style-name="gr2" draw:text-style-name="P94" svg:width="0.003cm" svg:height="0.422cm" svg:x="0.506cm" svg:y="11.079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04" draw:style-name="gr2" draw:text-style-name="P94" svg:width="0.003cm" svg:height="0.422cm" svg:x="0.589cm" svg:y="11.079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17" draw:style-name="gr2" draw:text-style-name="P94" svg:width="0.003cm" svg:height="0.422cm" svg:x="0.506cm" svg:y="11.501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18" draw:style-name="gr2" draw:text-style-name="P94" svg:width="0.003cm" svg:height="0.422cm" svg:x="0.589cm" svg:y="11.501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31" draw:style-name="gr2" draw:text-style-name="P94" svg:width="0.003cm" svg:height="0.422cm" svg:x="0.506cm" svg:y="11.923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32" draw:style-name="gr2" draw:text-style-name="P94" svg:width="0.003cm" svg:height="0.422cm" svg:x="0.589cm" svg:y="11.923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45" draw:style-name="gr2" draw:text-style-name="P94" svg:width="0.003cm" svg:height="0.422cm" svg:x="0.506cm" svg:y="12.346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draw:custom-shape draw:name="Shape 246" draw:style-name="gr2" draw:text-style-name="P94" svg:width="0.003cm" svg:height="0.422cm" svg:x="0.589cm" svg:y="12.346cm"><text:p/><draw:enhanced-geometry svg:viewBox="0 0 0 151814" draw:text-areas="?f8 ?f9 ?f8 ?f10" draw:type="non-primitive" draw:enhanced-path="M 0 15181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814"/><draw:equation draw:name="f8" draw:formula="0 / ?f6"/><draw:equation draw:name="f9" draw:formula="0 / ?f7"/><draw:equation draw:name="f10" draw:formula="151814 / ?f7"/></draw:enhanced-geometry></draw:custom-shape></draw:g><text:span text:style-name="Default_20_Paragraph_20_Font"><text:span text:style-name="T5">1</text:span></text:span><text:span text:style-name="Default_20_Paragraph_20_Font"><text:span text:style-name="T11">#include </text:span></text:span><text:span text:style-name="T12">"include/parent.h"</text:span><text:line-break/><text:span text:style-name="T11">#include </text:span><text:span text:style-name="T12">&lt;vector&gt;</text:span><text:line-break/><text:line-break/><text:span text:style-name="T13">int </text:span><text:span text:style-name="T14">main</text:span><text:span text:style-name="T15">() {</text:span><text:line-break/><text:span text:style-name="T15"> <text:s text:c="3"/></text:span><text:span text:style-name="T13">int </text:span><text:span text:style-name="T15">n</text:span><text:span text:style-name="T13">;</text:span><text:line-break/><text:span text:style-name="T13"> <text:s text:c="3"/></text:span><text:span text:style-name="T16">std</text:span><text:span text:style-name="T15">::cin </text:span><text:span text:style-name="T17">&gt;&gt; </text:span><text:span text:style-name="T15">n</text:span><text:span text:style-name="T13">;</text:span><text:line-break/><text:line-break/><text:line-break/><text:span text:style-name="T13"> <text:s text:c="3"/></text:span><text:span text:style-name="T16">std</text:span><text:span text:style-name="T15">::</text:span><text:span text:style-name="T16">vector </text:span><text:span text:style-name="T15">&lt;</text:span><text:span text:style-name="T16">std</text:span><text:span text:style-name="T15">::</text:span><text:span text:style-name="T18">string</text:span><text:span text:style-name="T15">&gt; input</text:span><text:span text:style-name="T13">;</text:span><text:line-break/><text:span text:style-name="T13"> <text:s text:c="3"/></text:span><text:span text:style-name="T16">std</text:span><text:span text:style-name="T15">::</text:span><text:span text:style-name="T18">string </text:span><text:span text:style-name="T15">s</text:span><text:span text:style-name="T13">;</text:span><text:line-break/><text:line-break/><text:span text:style-name="T13"> <text:s text:c="3"/></text:span><text:span text:style-name="T15">getline(</text:span><text:span text:style-name="T16">std</text:span><text:span text:style-name="T15">::cin</text:span><text:span text:style-name="T13">, </text:span><text:span text:style-name="T15">s)</text:span><text:span text:style-name="T13">;</text:span><text:line-break/><text:span text:style-name="T13"> <text:s text:c="3"/>for </text:span><text:span text:style-name="T15">(</text:span><text:span text:style-name="T13">int </text:span><text:span text:style-name="T15">i = </text:span><text:span text:style-name="T19">0</text:span><text:span text:style-name="T13">; </text:span><text:span text:style-name="T15">i &lt; n</text:span><text:span text:style-name="T13">; </text:span><text:span text:style-name="T15">i++){</text:span><text:line-break/><text:span text:style-name="T15"> <text:s text:c="7"/>getline(</text:span><text:span text:style-name="T16">std</text:span><text:span text:style-name="T15">::cin</text:span><text:span text:style-name="T13">, </text:span><text:span text:style-name="T15">s)</text:span><text:span text:style-name="T13">;</text:span><text:line-break/><text:span text:style-name="T13"> <text:s text:c="7"/></text:span><text:span text:style-name="T15">input.push_back(s)</text:span><text:span text:style-name="T13">;</text:span><text:line-break/><text:span text:style-name="T13"> <text:s text:c="3"/></text:span><text:span text:style-name="T15">}</text:span><text:line-break/><text:span text:style-name="T20">// <text:s text:c="3"/>while (getline(std::cin, s)) {</text:span><text:line-break/><text:span text:style-name="T20">// <text:s text:c="7"/>input.push_back(s);</text:span><text:line-break/><text:span text:style-name="T20">// <text:s text:c="3"/>}</text:span><text:line-break/><text:line-break/><text:span text:style-name="T20"> <text:s text:c="3"/></text:span><text:span text:style-name="T16">std</text:span><text:span text:style-name="T15">::</text:span><text:span text:style-name="T16">vector </text:span><text:span text:style-name="T15">&lt;</text:span><text:span text:style-name="T16">std</text:span><text:span text:style-name="T15">::</text:span><text:span text:style-name="T18">string</text:span><text:span text:style-name="T15">&gt; output = ParentRoutine(</text:span><text:span text:style-name="T12">"4child1"</text:span><text:span text:style-name="T13">, </text:span><text:span text:style-name="T12">"4child2"</text:span><text:span text:style-name="T13">, </text:span><text:span text:style-name="T15">input)</text:span><text:span text:style-name="T13">;</text:span><text:line-break/><text:soft-page-break/><text:line-break/><text:span text:style-name="T13"> <text:s text:c="3"/>for </text:span><text:span text:style-name="T15">(</text:span><text:span text:style-name="T13">const auto </text:span><text:span text:style-name="T15">&amp;res : output){</text:span><text:line-break/><text:span text:style-name="T15"> <text:s text:c="7"/></text:span><text:span text:style-name="T16">std</text:span><text:span text:style-name="T15">::cout </text:span><text:span text:style-name="T17">&lt;&lt; </text:span><text:span text:style-name="T15">res </text:span><text:span text:style-name="T17">&lt;&lt; </text:span><text:span text:style-name="T16">std</text:span><text:span text:style-name="T15">::endl</text:span><text:span text:style-name="T13">;</text:span><text:line-break/><text:span text:style-name="T13"> <text:s text:c="3"/></text:span><text:span text:style-name="T15">}</text:span><text:line-break/><text:span text:style-name="T15"> <text:s text:c="3"/></text:span><text:span text:style-name="T13">return </text:span><text:span text:style-name="T19">0</text:span><text:span text:style-name="T13">;</text:span><text:line-break/><text:span text:style-name="T15">}</text:span><text:line-break/></text:p>
      <text:p text:style-name="P90"><text:span text:style-name="Default_20_Paragraph_20_Font"><text:span text:style-name="T5"><text:s/></text:span></text:span>parent.cpp</text:p>
      <text:p text:style-name="P90"><text:span text:style-name="Default_20_Paragraph_20_Font"><text:span text:style-name="T5">1</text:span></text:span><text:span text:style-name="Default_20_Paragraph_20_Font"><text:span text:style-name="T11">#include </text:span></text:span><text:span text:style-name="T12">"parent.h"</text:span><text:line-break/><text:span text:style-name="T11">#include </text:span><text:span text:style-name="T12">"utils.h"</text:span><text:line-break/><text:span text:style-name="T11">#include </text:span><text:span text:style-name="T12">&lt;sys/mman.h&gt;</text:span><text:line-break/><text:span text:style-name="T11">#include </text:span><text:span text:style-name="T12">&lt;unistd.h&gt;</text:span><text:line-break/><text:line-break/><text:line-break/><text:span text:style-name="T13">constexpr auto </text:span><text:span text:style-name="T15">FIRST_SHM_NAME = </text:span><text:span text:style-name="T12">"shared_memory_first"</text:span><text:span text:style-name="T13">; </text:span><text:span text:style-name="T20">// from parent to child1</text:span><text:line-break/><text:span text:style-name="T13">constexpr auto </text:span><text:span text:style-name="T15">SECOND_SHM_NAME = </text:span><text:span text:style-name="T12">"shared_memory_second"</text:span><text:span text:style-name="T13">; </text:span><text:span text:style-name="T20">// from child2 to parent</text:span><text:line-break/><text:span text:style-name="T13">constexpr auto </text:span><text:span text:style-name="T15">THIRD_SHM_NAME = </text:span><text:span text:style-name="T12">"third_shared_memory"</text:span><text:span text:style-name="T13">; </text:span><text:span text:style-name="T20">// from child1 to child2</text:span><text:line-break/><text:span text:style-name="T13">constexpr auto </text:span><text:span text:style-name="T15">FIRST_SEMAP = </text:span><text:span text:style-name="T12">"first_semaphore"</text:span><text:span text:style-name="T13">;</text:span><text:line-break/><text:span text:style-name="T13">constexpr auto </text:span><text:span text:style-name="T15">SECOND_SEMAP = </text:span><text:span text:style-name="T12">"second_semaphore"</text:span><text:span text:style-name="T13">;</text:span><text:line-break/><text:span text:style-name="T13">constexpr auto </text:span><text:span text:style-name="T15">THIRD_SEMAP = </text:span><text:span text:style-name="T12">"third_semaphore"</text:span><text:span text:style-name="T13">;</text:span><text:line-break/><text:line-break/><text:line-break/><text:span text:style-name="T16">std</text:span><text:span text:style-name="T15">::</text:span><text:span text:style-name="T16">vector</text:span><text:span text:style-name="T15">&lt;</text:span><text:span text:style-name="T16">std</text:span><text:span text:style-name="T15">::</text:span><text:span text:style-name="T18">string</text:span><text:span text:style-name="T15">&gt; </text:span><text:span text:style-name="T14">ParentRoutine</text:span><text:span text:style-name="T15">(</text:span><text:span text:style-name="T13">char const </text:span><text:span text:style-name="T15">*pathToChild1</text:span><text:span text:style-name="T13">, char const </text:span><text:span text:style-name="T15">*pathToChild2</text:span><text:span text:style-name="T13">,</text:span><text:line-break/><text:span text:style-name="T13"> <text:s text:c="38"/>const </text:span><text:span text:style-name="T16">std</text:span><text:span text:style-name="T15">::</text:span><text:span text:style-name="T16">vector</text:span><text:span text:style-name="T15">&lt;</text:span><text:span text:style-name="T16">std</text:span><text:span text:style-name="T15">::</text:span><text:span text:style-name="T18">string</text:span><text:span text:style-name="T15">&gt; &amp;input) {</text:span><text:line-break/><text:line-break/><text:span text:style-name="T15"> <text:s text:c="3"/></text:span><text:span text:style-name="T16">std</text:span><text:span text:style-name="T15">::</text:span><text:span text:style-name="T16">vector</text:span><text:span text:style-name="T15">&lt;</text:span><text:span text:style-name="T16">std</text:span><text:span text:style-name="T15">::</text:span><text:span text:style-name="T18">string</text:span><text:span text:style-name="T15">&gt; output</text:span><text:span text:style-name="T13">;</text:span><text:line-break/><text:line-break/><text:span text:style-name="T13"> <text:s text:c="3"/>int </text:span><text:span text:style-name="T15">sfd1</text:span><text:span text:style-name="T13">, </text:span><text:span text:style-name="T15">semFd1</text:span><text:span text:style-name="T13">;</text:span><text:line-break/><text:span text:style-name="T13"> <text:s text:c="3"/></text:span><text:span text:style-name="T15">createShm(sfd1</text:span><text:span text:style-name="T13">, </text:span><text:span text:style-name="T15">semFd1</text:span><text:span text:style-name="T13">, </text:span><text:span text:style-name="T15">FIRST_SHM_NAME</text:span><text:span text:style-name="T13">, </text:span><text:span text:style-name="T15">FIRST_SEMAP)</text:span><text:span text:style-name="T13">;</text:span><text:line-break/><text:span text:style-name="T13"> <text:s text:c="3"/></text:span><text:span text:style-name="T15">makeFtruncateShm(sfd1</text:span><text:span text:style-name="T13">, </text:span><text:span text:style-name="T15">semFd1)</text:span><text:span text:style-name="T13">;</text:span><text:line-break/><text:span text:style-name="T13"> <text:s text:c="3"/></text:span><text:span text:style-name="T18">sem_t </text:span><text:span text:style-name="T15">*sem1 = </text:span><text:span text:style-name="T13">nullptr;</text:span><text:line-break/><text:span text:style-name="T13"> <text:s text:c="3"/></text:span><text:span text:style-name="T15">makeMmap((</text:span><text:span text:style-name="T13">void </text:span><text:span text:style-name="T15">**) &amp;sem1</text:span><text:span text:style-name="T13">, </text:span><text:span text:style-name="T21">PROT_WRITE </text:span><text:span text:style-name="T15">| </text:span><text:span text:style-name="T21">PROT_READ</text:span><text:span text:style-name="T13">, </text:span><text:span text:style-name="T21">MAP_SHARED</text:span><text:span text:style-name="T13">, </text:span><text:span text:style-name="T15">semFd1)</text:span><text:span text:style-name="T13">;</text:span><text:line-break/><text:span text:style-name="T13"> <text:s text:c="3"/></text:span><text:span text:style-name="T15">sem_init(sem1</text:span><text:span text:style-name="T13">, </text:span><text:span text:style-name="T19">1</text:span><text:span text:style-name="T13">, </text:span><text:span text:style-name="T19">0</text:span><text:span text:style-name="T15">)</text:span><text:span text:style-name="T13">;</text:span><text:line-break/><text:line-break/><text:line-break/><text:span text:style-name="T13"> <text:s text:c="3"/>int </text:span><text:span text:style-name="T15">sfd2</text:span><text:span text:style-name="T13">, </text:span><text:span text:style-name="T15">semFd2</text:span><text:span text:style-name="T13">;</text:span><text:line-break/><text:span text:style-name="T13"> <text:s text:c="3"/></text:span><text:span text:style-name="T15">createShm(sfd2</text:span><text:span text:style-name="T13">, </text:span><text:span text:style-name="T15">semFd2</text:span><text:span text:style-name="T13">, </text:span><text:span text:style-name="T15">SECOND_SHM_NAME</text:span><text:span text:style-name="T13">, </text:span><text:span text:style-name="T15">SECOND_SEMAP)</text:span><text:span text:style-name="T13">;</text:span><text:line-break/><text:span text:style-name="T13"> <text:s text:c="3"/></text:span><text:span text:style-name="T15">makeFtruncateShm(sfd2</text:span><text:span text:style-name="T13">, </text:span><text:span text:style-name="T15">semFd2)</text:span><text:span text:style-name="T13">;</text:span><text:line-break/><text:span text:style-name="T13"> <text:s text:c="3"/></text:span><text:span text:style-name="T18">sem_t </text:span><text:span text:style-name="T15">*sem2 = </text:span><text:span text:style-name="T13">nullptr;</text:span><text:line-break/><text:span text:style-name="T13"> <text:s text:c="3"/></text:span><text:span text:style-name="T15">makeMmap((</text:span><text:span text:style-name="T13">void </text:span><text:span text:style-name="T15">**) &amp;sem2</text:span><text:span text:style-name="T13">, </text:span><text:span text:style-name="T21">PROT_WRITE </text:span><text:span text:style-name="T15">| </text:span><text:span text:style-name="T21">PROT_READ</text:span><text:span text:style-name="T13">, </text:span><text:span text:style-name="T21">MAP_SHARED</text:span><text:span text:style-name="T13">, </text:span><text:span text:style-name="T15">semFd2)</text:span><text:span text:style-name="T13">;</text:span><text:line-break/><text:span text:style-name="T13"> <text:s text:c="3"/></text:span><text:span text:style-name="T15">sem_init(sem2</text:span><text:span text:style-name="T13">, </text:span><text:span text:style-name="T19">1</text:span><text:span text:style-name="T13">, </text:span><text:span text:style-name="T19">0</text:span><text:span text:style-name="T15">)</text:span><text:span text:style-name="T13">;</text:span><text:line-break/><text:line-break/><text:line-break/><text:span text:style-name="T13"> <text:s text:c="3"/>int </text:span><text:span text:style-name="T15">pid = fork()</text:span><text:span text:style-name="T13">;</text:span><text:line-break/><text:line-break/><text:line-break/><text:soft-page-break/><text:span text:style-name="T13"> <text:s text:c="3"/>if </text:span><text:span text:style-name="T15">(pid == </text:span><text:span text:style-name="T19">0</text:span><text:span text:style-name="T15">) { </text:span><text:span text:style-name="T20">// child1</text:span><text:line-break/><text:span text:style-name="T20"> <text:s text:c="7"/></text:span><text:span text:style-name="T13">if </text:span><text:span text:style-name="T15">(execl(pathToChild1</text:span><text:span text:style-name="T13">, </text:span><text:span text:style-name="T15">FIRST_SHM_NAME</text:span><text:span text:style-name="T13">, </text:span><text:span text:style-name="T15">FIRST_SEMAP</text:span><text:span text:style-name="T13">,</text:span><text:line-break/><text:span text:style-name="T13"> <text:s text:c="17"/></text:span><text:span text:style-name="T15">THIRD_SHM_NAME</text:span><text:span text:style-name="T13">, </text:span><text:span text:style-name="T15">THIRD_SEMAP</text:span><text:span text:style-name="T13">, nullptr</text:span><text:span text:style-name="T15">) == -</text:span><text:span text:style-name="T19">1</text:span><text:span text:style-name="T15">) {</text:span><text:line-break/><text:span text:style-name="T15"> <text:s text:c="11"/>GetExecError(pathToChild1)</text:span><text:span text:style-name="T13">;</text:span><text:line-break/><text:span text:style-name="T13"> <text:s text:c="7"/></text:span><text:span text:style-name="T15">}</text:span><text:line-break/><text:span text:style-name="T15"> <text:s text:c="3"/>} </text:span><text:span text:style-name="T13">else if </text:span><text:span text:style-name="T15">(pid == -</text:span><text:span text:style-name="T19">1</text:span><text:span text:style-name="T15">) {</text:span><text:line-break/><text:span text:style-name="T15"> <text:s text:c="7"/>GetForkError()</text:span><text:span text:style-name="T13">;</text:span><text:line-break/><text:span text:style-name="T13"> <text:s text:c="3"/></text:span><text:span text:style-name="T15">} </text:span><text:span text:style-name="T13">else </text:span><text:span text:style-name="T15">{</text:span><text:line-break/><text:span text:style-name="T15"> <text:s text:c="7"/></text:span><text:span text:style-name="T13">char </text:span><text:span text:style-name="T15">*ptr</text:span><text:span text:style-name="T13">;</text:span><text:line-break/><text:span text:style-name="T13"> <text:s text:c="7"/></text:span><text:span text:style-name="T15">makeMmap((</text:span><text:span text:style-name="T13">void </text:span><text:span text:style-name="T15">**) &amp;ptr</text:span><text:span text:style-name="T13">, </text:span><text:span text:style-name="T21">PROT_READ </text:span><text:span text:style-name="T15">| </text:span><text:span text:style-name="T21">PROT_WRITE</text:span><text:span text:style-name="T13">, </text:span><text:span text:style-name="T21">MAP_SHARED</text:span><text:span text:style-name="T13">, </text:span><text:span text:style-name="T15">sfd1)</text:span><text:span text:style-name="T13">;</text:span><text:line-break/><text:span text:style-name="T13"> <text:s text:c="7"/>for </text:span><text:span text:style-name="T15">(</text:span><text:span text:style-name="T13">const </text:span><text:span text:style-name="T16">std</text:span><text:span text:style-name="T15">::</text:span><text:span text:style-name="T18">string </text:span><text:span text:style-name="T15">&amp;s: input) {</text:span><text:line-break/><text:span text:style-name="T15"> <text:s text:c="11"/>sprintf((</text:span><text:span text:style-name="T13">char </text:span><text:span text:style-name="T15">*) ptr</text:span><text:span text:style-name="T13">, </text:span><text:span text:style-name="T12">"%s"</text:span><text:span text:style-name="T13">, </text:span><text:span text:style-name="T15">s.c_str())</text:span><text:span text:style-name="T13">;</text:span><text:line-break/><text:span text:style-name="T13"> <text:s text:c="11"/></text:span><text:span text:style-name="T15">ptr += s.size() + </text:span><text:span text:style-name="T19">1</text:span><text:span text:style-name="T13">;</text:span><text:line-break/><text:span text:style-name="T13"> <text:s text:c="11"/></text:span><text:span text:style-name="T15">sem_post(sem1)</text:span><text:span text:style-name="T13">;</text:span><text:line-break/><text:span text:style-name="T13"> <text:s text:c="7"/></text:span><text:span text:style-name="T15">}</text:span><text:line-break/><text:span text:style-name="T15"> <text:s text:c="7"/>sprintf((</text:span><text:span text:style-name="T13">char </text:span><text:span text:style-name="T15">*) ptr</text:span><text:span text:style-name="T13">, </text:span><text:span text:style-name="T12">"%s"</text:span><text:span text:style-name="T13">, </text:span><text:span text:style-name="T12">""</text:span><text:span text:style-name="T15">)</text:span><text:span text:style-name="T13">;</text:span><text:line-break/><text:span text:style-name="T13"> <text:s text:c="7"/></text:span><text:span text:style-name="T15">sem_post(sem1)</text:span><text:span text:style-name="T13">;</text:span><text:line-break/><text:line-break/><text:span text:style-name="T13"> <text:s text:c="7"/>int </text:span><text:span text:style-name="T15">sfd3</text:span><text:span text:style-name="T13">, </text:span><text:span text:style-name="T15">semFd3</text:span><text:span text:style-name="T13">;</text:span><text:line-break/><text:span text:style-name="T13"> <text:s text:c="7"/></text:span><text:span text:style-name="T15">createShm(sfd3</text:span><text:span text:style-name="T13">, </text:span><text:span text:style-name="T15">semFd3</text:span><text:span text:style-name="T13">, </text:span><text:span text:style-name="T15">THIRD_SHM_NAME</text:span><text:span text:style-name="T13">, </text:span><text:span text:style-name="T15">THIRD_SEMAP)</text:span><text:span text:style-name="T13">;</text:span><text:line-break/><text:span text:style-name="T13"> <text:s text:c="7"/></text:span><text:span text:style-name="T15">makeFtruncateShm(sfd3</text:span><text:span text:style-name="T13">, </text:span><text:span text:style-name="T15">semFd3)</text:span><text:span text:style-name="T13">;</text:span><text:line-break/><text:span text:style-name="T13"> <text:s text:c="7"/></text:span><text:span text:style-name="T18">sem_t </text:span><text:span text:style-name="T15">*sem3 = </text:span><text:span text:style-name="T13">nullptr;</text:span><text:line-break/><text:span text:style-name="T13"> <text:s text:c="7"/></text:span><text:span text:style-name="T15">makeMmap((</text:span><text:span text:style-name="T13">void </text:span><text:span text:style-name="T15">**) &amp;sem3</text:span><text:span text:style-name="T13">, </text:span><text:span text:style-name="T21">PROT_WRITE </text:span><text:span text:style-name="T15">| </text:span><text:span text:style-name="T21">PROT_READ</text:span><text:span text:style-name="T13">, </text:span><text:span text:style-name="T21">MAP_SHARED</text:span><text:span text:style-name="T13">, </text:span><text:span text:style-name="T15">semFd3)</text:span><text:span text:style-name="T13">;</text:span><text:line-break/><text:span text:style-name="T13"> <text:s text:c="7"/></text:span><text:span text:style-name="T15">sem_init(sem3</text:span><text:span text:style-name="T13">, </text:span><text:span text:style-name="T19">1</text:span><text:span text:style-name="T13">, </text:span><text:span text:style-name="T19">0</text:span><text:span text:style-name="T15">)</text:span><text:span text:style-name="T13">;</text:span><text:line-break/><text:line-break/><text:line-break/><text:span text:style-name="T13"> <text:s text:c="7"/></text:span><text:span text:style-name="T15">pid = fork()</text:span><text:span text:style-name="T13">;</text:span><text:line-break/><text:line-break/><text:span text:style-name="T13"> <text:s text:c="7"/>if </text:span><text:span text:style-name="T15">(pid == </text:span><text:span text:style-name="T19">0</text:span><text:span text:style-name="T15">) { </text:span><text:span text:style-name="T20">// child2</text:span><text:line-break/><text:span text:style-name="T20"> <text:s text:c="11"/></text:span><text:span text:style-name="T13">if </text:span><text:span text:style-name="T15">(execl(pathToChild2</text:span><text:span text:style-name="T13">, </text:span><text:span text:style-name="T15">THIRD_SHM_NAME</text:span><text:span text:style-name="T13">, </text:span><text:span text:style-name="T15">THIRD_SEMAP</text:span><text:span text:style-name="T13">,</text:span><text:line-break/><text:span text:style-name="T13"> <text:s text:c="21"/></text:span><text:span text:style-name="T15">SECOND_SHM_NAME</text:span><text:span text:style-name="T13">, </text:span><text:span text:style-name="T15">SECOND_SEMAP</text:span><text:span text:style-name="T13">, nullptr</text:span><text:span text:style-name="T15">) == -</text:span><text:span text:style-name="T19">1</text:span><text:span text:style-name="T15">) {</text:span><text:line-break/><text:span text:style-name="T15"> <text:s text:c="15"/>GetExecError(pathToChild2)</text:span><text:span text:style-name="T13">;</text:span><text:line-break/><text:span text:style-name="T13"> <text:s text:c="11"/></text:span><text:span text:style-name="T15">}</text:span><text:line-break/><text:span text:style-name="T15"> <text:s text:c="7"/>} </text:span><text:span text:style-name="T13">else if </text:span><text:span text:style-name="T15">(pid == -</text:span><text:span text:style-name="T19">1</text:span><text:span text:style-name="T15">) {</text:span><text:line-break/><text:span text:style-name="T15"> <text:s text:c="11"/>GetForkError()</text:span><text:span text:style-name="T13">;</text:span><text:line-break/><text:span text:style-name="T13"> <text:s text:c="7"/></text:span><text:span text:style-name="T15">} </text:span><text:span text:style-name="T13">else </text:span><text:span text:style-name="T15">{ </text:span><text:span text:style-name="T20">// parent</text:span><text:line-break/><text:span text:style-name="T20"> <text:s text:c="11"/></text:span><text:span text:style-name="T13">char </text:span><text:span text:style-name="T15">*ptr2</text:span><text:span text:style-name="T13">;</text:span><text:line-break/><text:span text:style-name="T13"> <text:s text:c="11"/></text:span><text:span text:style-name="T15">makeMmap((</text:span><text:span text:style-name="T13">void </text:span><text:span text:style-name="T15">**) &amp;ptr2</text:span><text:span text:style-name="T13">, </text:span><text:span text:style-name="T21">PROT_READ </text:span><text:span text:style-name="T15">| </text:span><text:span text:style-name="T21">PROT_WRITE</text:span><text:span text:style-name="T13">, </text:span><text:span text:style-name="T21">MAP_SHARED</text:span><text:span text:style-name="T13">, </text:span><text:span text:style-name="T15">sfd2)</text:span><text:span text:style-name="T13">;</text:span><text:line-break/><text:line-break/><text:span text:style-name="T13"> <text:s text:c="11"/>while </text:span><text:span text:style-name="T15">(</text:span><text:span text:style-name="T13">true</text:span><text:span text:style-name="T15">) {</text:span><text:line-break/><text:span text:style-name="T15"> <text:s text:c="15"/>sem_wait(sem2)</text:span><text:span text:style-name="T13">;</text:span><text:line-break/><text:span text:style-name="T13"> <text:s text:c="15"/></text:span><text:span text:style-name="T16">std</text:span><text:span text:style-name="T15">::</text:span><text:span text:style-name="T18">string </text:span><text:span text:style-name="T15">s = </text:span><text:span text:style-name="T16">std</text:span><text:span text:style-name="T15">::string(ptr2)</text:span><text:span text:style-name="T13">;</text:span><text:line-break/><text:span text:style-name="T13"> <text:s text:c="15"/></text:span><text:span text:style-name="T15">ptr2 += s.size() + </text:span><text:span text:style-name="T19">1</text:span><text:span text:style-name="T13">;</text:span><text:line-break/><text:span text:style-name="T13"> <text:s text:c="15"/>if </text:span><text:span text:style-name="T15">(s.empty()) {</text:span><text:line-break/><text:span text:style-name="T15"> <text:s text:c="19"/></text:span><text:span text:style-name="T13">break;</text:span><text:line-break/><text:span text:style-name="T13"> <text:s text:c="15"/></text:span><text:span text:style-name="T15">}</text:span><text:line-break/><text:span text:style-name="T15"> <text:s text:c="15"/>output.push_back(s)</text:span><text:span text:style-name="T13">;</text:span><text:line-break/><text:soft-page-break/><text:span text:style-name="T13"> <text:s text:c="11"/></text:span><text:span text:style-name="T15">}</text:span><text:line-break/><text:line-break/><text:line-break/><text:span text:style-name="T15"> <text:s text:c="11"/>makeSemDestroy(sem1)</text:span><text:span text:style-name="T13">;</text:span><text:line-break/><text:span text:style-name="T13"> <text:s text:c="11"/></text:span><text:span text:style-name="T15">makeMunmap(sem1)</text:span><text:span text:style-name="T13">;</text:span><text:line-break/><text:line-break/><text:line-break/><text:span text:style-name="T13"> <text:s text:c="11"/></text:span><text:span text:style-name="T15">makeSemDestroy(sem2)</text:span><text:span text:style-name="T13">;</text:span><text:line-break/><text:span text:style-name="T13"> <text:s text:c="11"/></text:span><text:span text:style-name="T15">makeMunmap(sem2)</text:span><text:span text:style-name="T13">;</text:span><text:line-break/><text:line-break/><text:span text:style-name="T13"> <text:s text:c="11"/></text:span><text:span text:style-name="T15">makeShmUnlink(FIRST_SHM_NAME)</text:span><text:span text:style-name="T13">;</text:span><text:line-break/><text:span text:style-name="T13"> <text:s text:c="11"/></text:span><text:span text:style-name="T15">makeShmUnlink(SECOND_SHM_NAME)</text:span><text:span text:style-name="T13">;</text:span><text:line-break/><text:span text:style-name="T13"> <text:s text:c="11"/></text:span><text:span text:style-name="T15">makeShmUnlink(FIRST_SEMAP)</text:span><text:span text:style-name="T13">;</text:span><text:line-break/><text:span text:style-name="T13"> <text:s text:c="11"/></text:span><text:span text:style-name="T15">makeShmUnlink(SECOND_SEMAP)</text:span><text:span text:style-name="T13">;</text:span><text:line-break/><text:span text:style-name="T13"> <text:s text:c="7"/></text:span><text:span text:style-name="T15">}</text:span><text:line-break/><text:span text:style-name="T15"> <text:s text:c="3"/>}</text:span><text:line-break/><text:span text:style-name="T15"> <text:s text:c="3"/></text:span><text:span text:style-name="T13">return </text:span><text:span text:style-name="T15">output</text:span><text:span text:style-name="T13">;</text:span><text:line-break/><text:span text:style-name="T15">}</text:span></text:p>
      <text:p text:style-name="P90">utils.cpp</text:p>
      <text:p text:style-name="P91"><text:span text:style-name="Default_20_Paragraph_20_Font"><text:span text:style-name="T11">#include </text:span></text:span><text:span text:style-name="T12">"utils.h"</text:span><text:line-break/><text:span text:style-name="T11">#include </text:span><text:span text:style-name="T12">&lt;sys/mman.h&gt;</text:span><text:line-break/><text:span text:style-name="T11">#include </text:span><text:span text:style-name="T12">&lt;semaphore.h&gt;</text:span><text:line-break/><text:span text:style-name="T11">#include </text:span><text:span text:style-name="T12">&lt;fcntl.h&gt;</text:span><text:line-break/><text:span text:style-name="T11">#include </text:span><text:span text:style-name="T12">&lt;unistd.h&gt;</text:span><text:line-break/><text:line-break/><text:line-break/><text:span text:style-name="T13">void </text:span><text:span text:style-name="T14">makeSharedMemoryOpen</text:span><text:span text:style-name="T15">(</text:span><text:span text:style-name="T13">int </text:span><text:span text:style-name="T15">&amp;sfd</text:span><text:span text:style-name="T13">, </text:span><text:span text:style-name="T16">std</text:span><text:span text:style-name="T15">::</text:span><text:span text:style-name="T18">string </text:span><text:span text:style-name="T15">name</text:span><text:span text:style-name="T13">, int </text:span><text:span text:style-name="T15">oflag</text:span><text:span text:style-name="T13">, </text:span><text:span text:style-name="T18">mode_t </text:span><text:span text:style-name="T15">mode) {</text:span><text:line-break/><text:span text:style-name="T15"> <text:s text:c="3"/></text:span><text:span text:style-name="T13">if </text:span><text:span text:style-name="T15">((sfd = shm_open(name.c_str()</text:span><text:span text:style-name="T13">, </text:span><text:span text:style-name="T15">oflag</text:span><text:span text:style-name="T13">, </text:span><text:span text:style-name="T15">mode)) == -</text:span><text:span text:style-name="T19">1</text:span><text:span text:style-name="T15">) {</text:span><text:line-break/><text:span text:style-name="T15"> <text:s text:c="7"/></text:span><text:span text:style-name="T16">std</text:span><text:span text:style-name="T15">::cout </text:span><text:span text:style-name="T17">&lt;&lt; </text:span><text:span text:style-name="T12">"Shm_open error" </text:span><text:span text:style-name="T17">&lt;&lt; </text:span><text:span text:style-name="T16">std</text:span><text:span text:style-name="T15">::endl</text:span><text:span text:style-name="T13">;</text:span><text:line-break/><text:span text:style-name="T13"> <text:s text:c="7"/></text:span><text:span text:style-name="T15">exit(</text:span><text:span text:style-name="T21">EXIT_FAILURE</text:span><text:span text:style-name="T15">)</text:span><text:span text:style-name="T13">;</text:span><text:line-break/><text:span text:style-name="T13"> <text:s text:c="3"/></text:span><text:span text:style-name="T15">}</text:span><text:line-break/><text:span text:style-name="T15">}</text:span><text:line-break/><text:line-break/><text:span text:style-name="T13">void </text:span><text:span text:style-name="T14">makeMmap</text:span><text:span text:style-name="T15">(</text:span><text:span text:style-name="T13">void </text:span><text:span text:style-name="T15">**var</text:span><text:span text:style-name="T13">, int </text:span><text:span text:style-name="T15">prot</text:span><text:span text:style-name="T13">, int </text:span><text:span text:style-name="T15">flags</text:span><text:span text:style-name="T13">, int </text:span><text:span text:style-name="T15">fd) {</text:span><text:line-break/><text:span text:style-name="T15"> <text:s text:c="3"/>*var = mmap(</text:span><text:span text:style-name="T13">nullptr, </text:span><text:span text:style-name="T15">getpagesize()</text:span><text:span text:style-name="T13">, </text:span><text:span text:style-name="T15">prot</text:span><text:span text:style-name="T13">, </text:span><text:span text:style-name="T15">flags</text:span><text:span text:style-name="T13">, </text:span><text:span text:style-name="T15">fd</text:span><text:span text:style-name="T13">, </text:span><text:span text:style-name="T19">0</text:span><text:span text:style-name="T15">)</text:span><text:span text:style-name="T13">;</text:span><text:line-break/><text:span text:style-name="T13"> <text:s text:c="3"/>if </text:span><text:span text:style-name="T15">(var == </text:span><text:span text:style-name="T21">MAP_FAILED</text:span><text:span text:style-name="T15">) {</text:span><text:line-break/><text:span text:style-name="T15"> <text:s text:c="7"/></text:span><text:span text:style-name="T16">std</text:span><text:span text:style-name="T15">::cout </text:span><text:span text:style-name="T17">&lt;&lt; </text:span><text:span text:style-name="T12">"Mmap error" </text:span><text:span text:style-name="T17">&lt;&lt; </text:span><text:span text:style-name="T16">std</text:span><text:span text:style-name="T15">::endl</text:span><text:span text:style-name="T13">;</text:span><text:line-break/><text:span text:style-name="T13"> <text:s text:c="7"/></text:span><text:span text:style-name="T15">exit(</text:span><text:span text:style-name="T21">EXIT_FAILURE</text:span><text:span text:style-name="T15">)</text:span><text:span text:style-name="T13">;</text:span><text:line-break/><text:span text:style-name="T13"> <text:s text:c="3"/></text:span><text:span text:style-name="T15">}</text:span><text:line-break/><text:span text:style-name="T15">}</text:span><text:line-break/><text:line-break/><text:span text:style-name="T13">void </text:span><text:span text:style-name="T14">makeSemDestroy</text:span><text:span text:style-name="T15">(</text:span><text:span text:style-name="T18">sem_t </text:span><text:span text:style-name="T15">*sem) {</text:span><text:line-break/><text:span text:style-name="T15"> <text:s text:c="3"/></text:span><text:span text:style-name="T13">if </text:span><text:span text:style-name="T15">(sem_destroy(sem) == -</text:span><text:span text:style-name="T19">1</text:span><text:span text:style-name="T15">) {</text:span><text:line-break/><text:span text:style-name="T15"> <text:s text:c="7"/></text:span><text:span text:style-name="T16">std</text:span><text:span text:style-name="T15">::cout </text:span><text:span text:style-name="T17">&lt;&lt; </text:span><text:span text:style-name="T12">"Sem_destroy error" </text:span><text:span text:style-name="T17">&lt;&lt; </text:span><text:span text:style-name="T16">std</text:span><text:span text:style-name="T15">::endl</text:span><text:span text:style-name="T13">;</text:span><text:line-break/><text:span text:style-name="T13"> <text:s text:c="7"/></text:span><text:span text:style-name="T15">exit(</text:span><text:span text:style-name="T21">EXIT_FAILURE</text:span><text:span text:style-name="T15">)</text:span><text:span text:style-name="T13">;</text:span><text:line-break/><text:span text:style-name="T13"> <text:s text:c="3"/></text:span><text:span text:style-name="T15">}</text:span><text:line-break/><text:soft-page-break/><text:span text:style-name="T15">}</text:span><text:line-break/><text:line-break/><text:span text:style-name="T13">void </text:span><text:span text:style-name="T14">makeMunmap</text:span><text:span text:style-name="T15">(</text:span><text:span text:style-name="T13">void </text:span><text:span text:style-name="T15">*addr) {</text:span><text:line-break/><text:span text:style-name="T15"> <text:s text:c="3"/></text:span><text:span text:style-name="T13">if </text:span><text:span text:style-name="T15">(munmap(addr</text:span><text:span text:style-name="T13">, </text:span><text:span text:style-name="T15">getpagesize()) == -</text:span><text:span text:style-name="T19">1</text:span><text:span text:style-name="T15">) {</text:span><text:line-break/><text:span text:style-name="T15"> <text:s text:c="7"/></text:span><text:span text:style-name="T16">std</text:span><text:span text:style-name="T15">::cout </text:span><text:span text:style-name="T17">&lt;&lt; </text:span><text:span text:style-name="T12">"Munmap error" </text:span><text:span text:style-name="T17">&lt;&lt; </text:span><text:span text:style-name="T16">std</text:span><text:span text:style-name="T15">::endl</text:span><text:span text:style-name="T13">;</text:span><text:line-break/><text:span text:style-name="T13"> <text:s text:c="7"/></text:span><text:span text:style-name="T15">exit(</text:span><text:span text:style-name="T21">EXIT_FAILURE</text:span><text:span text:style-name="T15">)</text:span><text:span text:style-name="T13">;</text:span><text:line-break/><text:span text:style-name="T13"> <text:s text:c="3"/></text:span><text:span text:style-name="T15">}</text:span><text:line-break/><text:span text:style-name="T15">}</text:span><text:line-break/><text:line-break/><text:span text:style-name="T13">void </text:span><text:span text:style-name="T14">makeShmUnlink</text:span><text:span text:style-name="T15">(</text:span><text:span text:style-name="T16">std</text:span><text:span text:style-name="T15">::</text:span><text:span text:style-name="T18">string </text:span><text:span text:style-name="T15">name) {</text:span><text:line-break/><text:span text:style-name="T15"> <text:s text:c="3"/></text:span><text:span text:style-name="T13">if </text:span><text:span text:style-name="T15">(shm_unlink(name.c_str()) == -</text:span><text:span text:style-name="T19">1</text:span><text:span text:style-name="T15">) {</text:span><text:line-break/><text:span text:style-name="T15"> <text:s text:c="7"/></text:span><text:span text:style-name="T16">std</text:span><text:span text:style-name="T15">::cout </text:span><text:span text:style-name="T17">&lt;&lt; </text:span><text:span text:style-name="T12">"Shm_unlink error" </text:span><text:span text:style-name="T17">&lt;&lt; </text:span><text:span text:style-name="T16">std</text:span><text:span text:style-name="T15">::endl</text:span><text:span text:style-name="T13">;</text:span><text:line-break/><text:span text:style-name="T13"> <text:s text:c="7"/></text:span><text:span text:style-name="T15">exit(</text:span><text:span text:style-name="T21">EXIT_FAILURE</text:span><text:span text:style-name="T15">)</text:span><text:span text:style-name="T13">;</text:span><text:line-break/><text:span text:style-name="T13"> <text:s text:c="3"/></text:span><text:span text:style-name="T15">}</text:span><text:line-break/><text:span text:style-name="T15">}</text:span><text:line-break/><text:line-break/><text:span text:style-name="T13">void </text:span><text:span text:style-name="T14">createShm</text:span><text:span text:style-name="T15">(</text:span><text:span text:style-name="T13">int </text:span><text:span text:style-name="T15">&amp;sfd</text:span><text:span text:style-name="T13">, int </text:span><text:span text:style-name="T15">&amp;semInFd</text:span><text:span text:style-name="T13">, const </text:span><text:span text:style-name="T16">std</text:span><text:span text:style-name="T15">::</text:span><text:span text:style-name="T18">string </text:span><text:span text:style-name="T15">&amp;shmName</text:span><text:span text:style-name="T13">,</text:span><text:line-break/><text:span text:style-name="T13"> <text:s text:c="14"/>const </text:span><text:span text:style-name="T16">std</text:span><text:span text:style-name="T15">::</text:span><text:span text:style-name="T18">string </text:span><text:span text:style-name="T15">&amp;semap) {</text:span><text:line-break/><text:span text:style-name="T15"> <text:s text:c="3"/>makeSharedMemoryOpen(sfd</text:span><text:span text:style-name="T13">, </text:span><text:span text:style-name="T15">shmName</text:span><text:span text:style-name="T13">, </text:span><text:span text:style-name="T21">O_CREAT </text:span><text:span text:style-name="T15">| </text:span><text:span text:style-name="T21">O_RDWR</text:span><text:span text:style-name="T13">, </text:span><text:span text:style-name="T21">S_IRWXU</text:span><text:span text:style-name="T15">)</text:span><text:span text:style-name="T13">;</text:span><text:line-break/><text:span text:style-name="T13"> <text:s text:c="3"/></text:span><text:span text:style-name="T15">makeSharedMemoryOpen(semInFd</text:span><text:span text:style-name="T13">, </text:span><text:span text:style-name="T15">semap</text:span><text:span text:style-name="T13">, </text:span><text:span text:style-name="T21">O_CREAT </text:span><text:span text:style-name="T15">| </text:span><text:span text:style-name="T21">O_RDWR</text:span><text:span text:style-name="T13">, </text:span><text:span text:style-name="T21">S_IRWXU</text:span><text:span text:style-name="T15">)</text:span><text:span text:style-name="T13">;</text:span><text:line-break/><text:span text:style-name="T15">}</text:span><text:line-break/><text:line-break/><text:span text:style-name="T13">void </text:span><text:span text:style-name="T14">makeFtruncateShm</text:span><text:span text:style-name="T15">(</text:span><text:span text:style-name="T13">int </text:span><text:span text:style-name="T15">&amp;sfd</text:span><text:span text:style-name="T13">, int </text:span><text:span text:style-name="T15">&amp;semInFd){</text:span><text:line-break/><text:span text:style-name="T15"> <text:s text:c="3"/>ftruncate(sfd</text:span><text:span text:style-name="T13">, </text:span><text:span text:style-name="T15">getpagesize())</text:span><text:span text:style-name="T13">;</text:span><text:line-break/><text:span text:style-name="T13"> <text:s text:c="3"/></text:span><text:span text:style-name="T15">ftruncate(semInFd</text:span><text:span text:style-name="T13">, </text:span><text:span text:style-name="T15">getpagesize())</text:span><text:span text:style-name="T13">;</text:span><text:line-break/><text:span text:style-name="T15">}</text:span><text:line-break/><text:line-break/><text:span text:style-name="T13">void </text:span><text:span text:style-name="T14">GetForkError</text:span><text:span text:style-name="T15">() {</text:span><text:line-break/><text:span text:style-name="T15"> <text:s text:c="3"/></text:span><text:span text:style-name="T16">std</text:span><text:span text:style-name="T15">::cout </text:span><text:span text:style-name="T17">&lt;&lt; </text:span><text:span text:style-name="T12">"fork error" </text:span><text:span text:style-name="T17">&lt;&lt; </text:span><text:span text:style-name="T16">std</text:span><text:span text:style-name="T15">::endl</text:span><text:span text:style-name="T13">;</text:span><text:line-break/><text:span text:style-name="T13"> <text:s text:c="3"/></text:span><text:span text:style-name="T15">exit(</text:span><text:span text:style-name="T21">EXIT_FAILURE</text:span><text:span text:style-name="T15">)</text:span><text:span text:style-name="T13">;</text:span><text:line-break/><text:span text:style-name="T15">}</text:span><text:line-break/><text:line-break/><text:span text:style-name="T13">void </text:span><text:span text:style-name="T14">GetExecError</text:span><text:span text:style-name="T15">(</text:span><text:span text:style-name="T16">std</text:span><text:span text:style-name="T15">::</text:span><text:span text:style-name="T18">string </text:span><text:span text:style-name="T13">const </text:span><text:span text:style-name="T15">&amp;executableFile) {</text:span><text:line-break/><text:span text:style-name="T15"> <text:s text:c="3"/></text:span><text:span text:style-name="T16">std</text:span><text:span text:style-name="T15">::cout </text:span><text:span text:style-name="T17">&lt;&lt; </text:span><text:span text:style-name="T12">"Exec </text:span><text:span text:style-name="T13">\"</text:span><text:span text:style-name="T12">" </text:span><text:span text:style-name="T17">&lt;&lt; </text:span><text:span text:style-name="T15">executableFile </text:span><text:span text:style-name="T17">&lt;&lt; </text:span><text:span text:style-name="T12">"</text:span><text:span text:style-name="T13">\"</text:span><text:span text:style-name="T12"> error." </text:span><text:span text:style-name="T17">&lt;&lt; </text:span><text:span text:style-name="T16">std</text:span><text:span text:style-name="T15">::endl</text:span><text:span text:style-name="T13">;</text:span><text:line-break/><text:span text:style-name="T15">}</text:span></text:p>
      <text:p text:style-name="P91"><text:span text:style-name="Default_20_Paragraph_20_Font"><text:span text:style-name="T7"/></text:span></text:p>
      <text:list xml:id="list1668816332" text:style-name="L7">
        <text:list-header>
          <text:p text:style-name="P88"><text:span text:style-name="Default_20_Paragraph_20_Font"><text:span text:style-name="T5"><text:s/></text:span></text:span><text:span text:style-name="Default_20_Paragraph_20_Font"><text:span text:style-name="T4">child1.cpp</text:span></text:span></text:p>
        </text:list-header>
      </text:list>
      <text:p text:style-name="P92"><text:span text:style-name="Default_20_Paragraph_20_Font"><text:span text:style-name="T11">#include </text:span></text:span><text:span text:style-name="T12">"utils.h"</text:span><text:line-break/><text:span text:style-name="T11">#include </text:span><text:span text:style-name="T12">&lt;sys/mman.h&gt;</text:span><text:line-break/><text:span text:style-name="T11">#include </text:span><text:span text:style-name="T12">&lt;unistd.h&gt;</text:span><text:line-break/><text:span text:style-name="T11">#include </text:span><text:span text:style-name="T12">&lt;fcntl.h&gt;</text:span><text:line-break/><text:line-break/><text:span text:style-name="T13">int </text:span><text:span text:style-name="T14">main</text:span><text:span text:style-name="T15">(</text:span><text:span text:style-name="T13">int </text:span><text:span text:style-name="T15">argc</text:span><text:span text:style-name="T13">, </text:span><text:soft-page-break/><text:span text:style-name="T13">char </text:span><text:span text:style-name="T15">*argv[]) {</text:span><text:line-break/><text:span text:style-name="T15"> <text:s text:c="3"/></text:span><text:span text:style-name="T13">if </text:span><text:span text:style-name="T15">(argc != </text:span><text:span text:style-name="T19">4</text:span><text:span text:style-name="T15">) {</text:span><text:line-break/><text:span text:style-name="T15"> <text:s text:c="7"/>std::cout &lt;&lt; </text:span><text:span text:style-name="T12">"Invalid arguments 1.</text:span><text:span text:style-name="T13">\n</text:span><text:span text:style-name="T12">"</text:span><text:span text:style-name="T13">;</text:span><text:line-break/><text:span text:style-name="T13"> <text:s text:c="7"/></text:span><text:span text:style-name="T15">exit(EXIT_FAILURE)</text:span><text:span text:style-name="T13">;</text:span><text:line-break/><text:span text:style-name="T13"> <text:s text:c="3"/></text:span><text:span text:style-name="T15">}</text:span><text:line-break/><text:line-break/><text:span text:style-name="T15"> <text:s text:c="3"/></text:span><text:span text:style-name="T13">int </text:span><text:span text:style-name="T15">readFd</text:span><text:span text:style-name="T13">, </text:span><text:span text:style-name="T15">semInFd</text:span><text:span text:style-name="T13">;</text:span><text:line-break/><text:span text:style-name="T13"> <text:s text:c="3"/></text:span><text:span text:style-name="T15">makeSharedMemoryOpen(readFd</text:span><text:span text:style-name="T13">, </text:span><text:span text:style-name="T15">argv[</text:span><text:span text:style-name="T19">0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span text:style-name="T13"> <text:s text:c="3"/></text:span><text:span text:style-name="T15">makeSharedMemoryOpen(semInFd</text:span><text:span text:style-name="T13">, </text:span><text:span text:style-name="T15">argv[</text:span><text:span text:style-name="T19">1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line-break/><text:span text:style-name="T13"> <text:s text:c="3"/>int </text:span><text:span text:style-name="T15">writeFd = </text:span><text:span text:style-name="T19">0</text:span><text:span text:style-name="T13">, </text:span><text:span text:style-name="T15">semOutFd = </text:span><text:span text:style-name="T19">0</text:span><text:span text:style-name="T13">;</text:span><text:line-break/><text:span text:style-name="T13"> <text:s text:c="3"/></text:span><text:span text:style-name="T15">makeSharedMemoryOpen(writeFd</text:span><text:span text:style-name="T13">, </text:span><text:span text:style-name="T15">argv[</text:span><text:span text:style-name="T19">2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span text:style-name="T13"> <text:s text:c="3"/></text:span><text:span text:style-name="T15">makeSharedMemoryOpen(semOutFd</text:span><text:span text:style-name="T13">, </text:span><text:span text:style-name="T15">argv[</text:span><text:span text:style-name="T19">3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line-break/><text:line-break/><text:span text:style-name="T13"> <text:s text:c="3"/>char </text:span><text:span text:style-name="T15">*input</text:span><text:span text:style-name="T13">, </text:span><text:span text:style-name="T15">*output</text:span><text:span text:style-name="T13">;</text:span><text:line-break/><text:span text:style-name="T13"> <text:s text:c="3"/></text:span><text:span text:style-name="T15">sem_t *semInput</text:span><text:span text:style-name="T13">, </text:span><text:span text:style-name="T15">*semOutput</text:span><text:span text:style-name="T13">;</text:span><text:line-break/><text:span text:style-name="T13"> <text:s text:c="3"/></text:span><text:soft-page-break/><text:span text:style-name="T15">makeMmap((</text:span><text:span text:style-name="T13">void </text:span><text:span text:style-name="T15">**) &amp;in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readFd)</text:span><text:span text:style-name="T13">;</text:span><text:line-break/><text:span text:style-name="T13"> <text:s text:c="3"/></text:span><text:span text:style-name="T15">makeMmap((</text:span><text:span text:style-name="T13">void </text:span><text:span text:style-name="T15">**) &amp;out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writeFd)</text:span><text:span text:style-name="T13">;</text:span><text:line-break/><text:span text:style-name="T13"> <text:s text:c="3"/></text:span><text:span text:style-name="T15">makeMmap((</text:span><text:span text:style-name="T13">void </text:span><text:span text:style-name="T15">**) &amp;semIn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semInFd)</text:span><text:span text:style-name="T13">;</text:span><text:line-break/><text:span text:style-name="T13"> <text:s text:c="3"/></text:span><text:span text:style-name="T15">makeMmap((</text:span><text:span text:style-name="T13">void </text:span><text:span text:style-name="T15">**) &amp;semOut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semOutFd)</text:span><text:span text:style-name="T13">;</text:span><text:line-break/><text:line-break/><text:span text:style-name="T13"> <text:s text:c="3"/>char </text:span><text:span text:style-name="T15">*ptrIn = input</text:span><text:span text:style-name="T13">, </text:span><text:span text:style-name="T15">*ptrOut = output</text:span><text:span text:style-name="T13">;</text:span><text:line-break/><text:line-break/><text:line-break/><text:span text:style-name="T13"> <text:s text:c="3"/>while </text:span><text:span text:style-name="T15">(</text:span><text:span text:style-name="T13">true</text:span><text:span text:style-name="T15">) {</text:span><text:line-break/><text:span text:style-name="T15"> <text:s text:c="7"/>sem_wait(semInput)</text:span><text:span text:style-name="T13">;</text:span><text:line-break/><text:span text:style-name="T13"> <text:s text:c="7"/></text:span><text:span text:style-name="T15">std::string s = std::string(ptrIn)</text:span><text:span text:style-name="T13">;</text:span><text:line-break/><text:span text:style-name="T13"> <text:s text:c="7"/></text:span><text:span text:style-name="T15">ptrIn += s.size() + </text:span><text:span text:style-name="T19">1</text:span><text:span text:style-name="T13">;</text:span><text:line-break/><text:span text:style-name="T13"> <text:s text:c="7"/>if </text:span><text:span text:style-name="T15">(s.empty()) {</text:span><text:line-break/><text:span text:style-name="T15"> <text:s text:c="11"/></text:span><text:span text:style-name="T13">break;</text:span><text:line-break/><text:span text:style-name="T13"> <text:s text:c="7"/></text:span><text:span text:style-name="T15">}</text:span><text:line-break/><text:span text:style-name="T15"> <text:s text:c="7"/></text:span><text:span text:style-name="T13">for </text:span><text:span text:style-name="T15">(</text:span><text:span text:style-name="T13">char </text:span><text:span text:style-name="T15">&amp;ch: </text:span><text:soft-page-break/><text:span text:style-name="T15">s) {</text:span><text:line-break/><text:span text:style-name="T15"> <text:s text:c="11"/>ch = toupper(ch)</text:span><text:span text:style-name="T13">;</text:span><text:line-break/><text:span text:style-name="T13"> <text:s text:c="7"/></text:span><text:span text:style-name="T15">}</text:span><text:line-break/><text:line-break/><text:span text:style-name="T15"> <text:s text:c="7"/>sprintf((</text:span><text:span text:style-name="T13">char </text:span><text:span text:style-name="T15">*) ptrOut</text:span><text:span text:style-name="T13">, </text:span><text:span text:style-name="T12">"%s"</text:span><text:span text:style-name="T13">, </text:span><text:span text:style-name="T15">s.c_str())</text:span><text:span text:style-name="T13">;</text:span><text:line-break/><text:span text:style-name="T13"> <text:s text:c="7"/></text:span><text:span text:style-name="T15">ptrOut += s.size() + </text:span><text:span text:style-name="T19">1</text:span><text:span text:style-name="T13">;</text:span><text:line-break/><text:span text:style-name="T13"> <text:s text:c="7"/></text:span><text:span text:style-name="T15">sem_post(semOutput)</text:span><text:span text:style-name="T13">;</text:span><text:line-break/><text:span text:style-name="T13"> <text:s text:c="3"/></text:span><text:span text:style-name="T15">}</text:span><text:line-break/><text:span text:style-name="T15"> <text:s text:c="3"/>sprintf((</text:span><text:span text:style-name="T13">char </text:span><text:span text:style-name="T15">*) ptrOut</text:span><text:span text:style-name="T13">, </text:span><text:span text:style-name="T12">"%s"</text:span><text:span text:style-name="T13">, </text:span><text:span text:style-name="T12">""</text:span><text:span text:style-name="T15">)</text:span><text:span text:style-name="T13">;</text:span><text:line-break/><text:span text:style-name="T13"> <text:s text:c="3"/></text:span><text:span text:style-name="T15">sem_post(semOutput)</text:span><text:span text:style-name="T13">;</text:span><text:line-break/><text:line-break/><text:span text:style-name="T13"> <text:s text:c="3"/></text:span><text:span text:style-name="T15">makeMunmap(input)</text:span><text:span text:style-name="T13">;</text:span><text:line-break/><text:span text:style-name="T13"> <text:s text:c="3"/></text:span><text:span text:style-name="T15">makeMunmap(output)</text:span><text:span text:style-name="T13">;</text:span><text:line-break/><text:span text:style-name="T13"> <text:s text:c="3"/></text:span><text:span text:style-name="T15">makeMunmap(semInput)</text:span><text:span text:style-name="T13">;</text:span><text:line-break/><text:span text:style-name="T13"> <text:s text:c="3"/></text:span><text:span text:style-name="T15">makeMunmap(semOutput)</text:span><text:span text:style-name="T13">;</text:span><text:line-break/><text:line-break/><text:span text:style-name="T13"> <text:s text:c="3"/>return </text:span><text:span text:style-name="T19">0</text:span><text:span text:style-name="T13">;</text:span><text:line-break/></text:p>
      <text:h text:style-name="P65" text:outline-level="2"><text:span text:style-name="Default_20_Paragraph_20_Font"><text:span text:style-name="T5"><text:s/></text:span></text:span>child2.cpp</text:h>
      <text:p text:style-name="P21"><text:span text:style-name="Default_20_Paragraph_20_Font"><text:span text:style-name="T5">1</text:span></text:span><text:span text:style-name="Default_20_Paragraph_20_Font"><text:span text:style-name="T11">#include </text:span></text:span><text:span text:style-name="T12">"utils.h"</text:span><text:line-break/><text:span text:style-name="T11">#include </text:span><text:span text:style-name="T12">&lt;sys/mman.h&gt;</text:span><text:line-break/><text:span text:style-name="T11">#include </text:span><text:span text:style-name="T12">&lt;unistd.h&gt;</text:span><text:line-break/><text:span text:style-name="T11">#include </text:span><text:span text:style-name="T12">&lt;fcntl.h&gt;</text:span><text:line-break/><text:line-break/><text:line-break/><text:span text:style-name="T13">int </text:span><text:span text:style-name="T14">main</text:span><text:span text:style-name="T15">(</text:span><text:span text:style-name="T13">int </text:span><text:span text:style-name="T15">argc</text:span><text:span text:style-name="T13">, char </text:span><text:span text:style-name="T15">*argv[]) {</text:span><text:line-break/><text:span text:style-name="T15"> <text:s text:c="3"/></text:span><text:span text:style-name="T13">if </text:span><text:span text:style-name="T15">(argc != </text:span><text:span text:style-name="T19">4</text:span><text:span text:style-name="T15">) {</text:span><text:line-break/><text:span text:style-name="T15"> <text:s text:c="7"/>std::cout &lt;&lt; </text:span><text:span text:style-name="T12">"Invalid arguments 2.</text:span><text:span text:style-name="T13">\n</text:span><text:span text:style-name="T12">"</text:span><text:span text:style-name="T13">;</text:span><text:line-break/><text:span text:style-name="T13"> <text:s text:c="7"/></text:span><text:span text:style-name="T15">exit(EXIT_FAILURE)</text:span><text:span text:style-name="T13">;</text:span><text:line-break/><text:span text:style-name="T13"> <text:s text:c="3"/></text:span><text:span text:style-name="T15">}</text:span><text:line-break/><text:soft-page-break/><text:line-break/><text:span text:style-name="T15"> <text:s text:c="3"/></text:span><text:span text:style-name="T13">int </text:span><text:span text:style-name="T15">readFd</text:span><text:span text:style-name="T13">, </text:span><text:span text:style-name="T15">semInFd</text:span><text:span text:style-name="T13">;</text:span><text:line-break/><text:span text:style-name="T13"> <text:s text:c="3"/></text:span><text:span text:style-name="T15">makeSharedMemoryOpen(readFd</text:span><text:span text:style-name="T13">, </text:span><text:span text:style-name="T15">argv[</text:span><text:span text:style-name="T19">0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span text:style-name="T13"> <text:s text:c="3"/></text:span><text:span text:style-name="T15">makeSharedMemoryOpen(semInFd</text:span><text:span text:style-name="T13">, </text:span><text:span text:style-name="T15">argv[</text:span><text:span text:style-name="T19">1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line-break/><text:span text:style-name="T13"> <text:s text:c="3"/>int </text:span><text:span text:style-name="T15">writeFd</text:span><text:span text:style-name="T13">, </text:span><text:span text:style-name="T15">semOutFd</text:span><text:span text:style-name="T13">;</text:span><text:line-break/><text:span text:style-name="T13"> <text:s text:c="3"/></text:span><text:span text:style-name="T15">makeSharedMemoryOpen(writeFd</text:span><text:span text:style-name="T13">, </text:span><text:span text:style-name="T15">argv[</text:span><text:span text:style-name="T19">2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span text:style-name="T13"> <text:s text:c="3"/></text:span><text:span text:style-name="T15">makeSharedMemoryOpen(semOutFd</text:span><text:span text:style-name="T13">, </text:span><text:span text:style-name="T15">argv[</text:span><text:span text:style-name="T19">3</text:span><text:span text:style-name="T15">]</text:span><text:span text:style-name="T13">, </text:span><text:span text:style-name="T15">O_CREAT | O_RDWR</text:span><text:span text:style-name="T13">, </text:span><text:span text:style-name="T15">S_IRWXU)</text:span><text:span text:style-name="T13">;</text:span><text:line-break/><text:line-break/><text:line-break/><text:span text:style-name="T13"> <text:s text:c="3"/>char </text:span><text:span text:style-name="T15">*input</text:span><text:span text:style-name="T13">, </text:span><text:span text:style-name="T15">*output</text:span><text:span text:style-name="T13">;</text:span><text:line-break/><text:span text:style-name="T13"> <text:s text:c="3"/></text:span><text:span text:style-name="T15">sem_t *semInput</text:span><text:span text:style-name="T13">, </text:span><text:span text:style-name="T15">*semOutput</text:span><text:span text:style-name="T13">;</text:span><text:line-break/><text:span text:style-name="T13"> <text:s text:c="3"/></text:span><text:span text:style-name="T15">makeMmap((</text:span><text:span text:style-name="T13">void </text:span><text:span text:style-name="T15">**) &amp;in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readFd)</text:span><text:span text:style-name="T13">;</text:span><text:line-break/><text:span text:style-name="T13"> <text:s text:c="3"/></text:span><text:span text:style-name="T15">makeMmap((</text:span><text:span text:style-name="T13">void </text:span><text:span text:style-name="T15">**) &amp;out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writeFd)</text:span><text:span text:style-name="T13">;</text:span><text:line-break/><text:span text:style-name="T13"> <text:s text:c="3"/></text:span><text:span text:style-name="T15">makeMmap((</text:span><text:span text:style-name="T13">void </text:span><text:span text:style-name="T15">**) &amp;semIn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semInFd)</text:span><text:span text:style-name="T13">;</text:span><text:line-break/><text:span text:style-name="T13"> <text:s text:c="3"/></text:span><text:span text:style-name="T15">makeMmap((</text:span><text:span text:style-name="T13">void </text:span><text:span text:style-name="T15">**) &amp;semOutput</text:span><text:span text:style-name="T13">, </text:span><text:span text:style-name="T15">PROT_READ | PROT_WRITE</text:span><text:span text:style-name="T13">, </text:span><text:span text:style-name="T15">MAP_SHARED</text:span><text:span text:style-name="T13">, </text:span><text:span text:style-name="T15">semOutFd)</text:span><text:span text:style-name="T13">;</text:span><text:line-break/><text:line-break/><text:line-break/><text:line-break/><text:span text:style-name="T13"> <text:s text:c="3"/>char </text:span><text:span text:style-name="T15">*ptrIn = input</text:span><text:span text:style-name="T13">, </text:span><text:span text:style-name="T15">*ptrOut = output</text:span><text:span text:style-name="T13">;</text:span><text:line-break/><text:line-break/><text:span text:style-name="T13"> <text:s text:c="3"/>while </text:span><text:span text:style-name="T15">(</text:span><text:span text:style-name="T13">true</text:span><text:span text:style-name="T15">) {</text:span><text:line-break/><text:span text:style-name="T15"> <text:s text:c="7"/>sem_wait(semInput)</text:span><text:span text:style-name="T13">;</text:span><text:line-break/><text:span text:style-name="T13"> <text:s text:c="7"/></text:span><text:span text:style-name="T15">std::string s = std::string(ptrIn)</text:span><text:span text:style-name="T13">;</text:span><text:line-break/><text:span text:style-name="T13"> <text:s text:c="7"/></text:span><text:span text:style-name="T15">ptrIn += s.size() + </text:span><text:span text:style-name="T19">1</text:span><text:span text:style-name="T13">;</text:span><text:line-break/><text:span text:style-name="T13"> <text:s text:c="7"/>if </text:span><text:span text:style-name="T15">(s.empty() || s == </text:span><text:span text:style-name="T12">" "</text:span><text:span text:style-name="T15">) {</text:span><text:line-break/><text:span text:style-name="T15"> <text:s text:c="11"/></text:span><text:span text:style-name="T13">break;</text:span><text:line-break/><text:span text:style-name="T13"> <text:s text:c="7"/></text:span><text:span text:style-name="T15">}</text:span><text:line-break/><text:span text:style-name="T15"> <text:s text:c="7"/></text:span><text:span text:style-name="T13">int </text:span><text:span text:style-name="T15">j = </text:span><text:span text:style-name="T19">0</text:span><text:span text:style-name="T13">;</text:span><text:line-break/><text:span text:style-name="T13"> <text:s text:c="7"/>char </text:span><text:span text:style-name="T15">lastCh = </text:span><text:span text:style-name="T12">'</text:span><text:span text:style-name="T13">\0</text:span><text:span text:style-name="T12">'</text:span><text:span text:style-name="T13">;</text:span><text:line-break/><text:span text:style-name="T13"> <text:s text:c="7"/>for </text:span><text:span text:style-name="T15">(</text:span><text:span text:style-name="T18">size_t </text:span><text:span text:style-name="T15">i = </text:span><text:span text:style-name="T19">0</text:span><text:span text:style-name="T13">; </text:span><text:span text:style-name="T15">i &lt; s.size()</text:span><text:span text:style-name="T13">; </text:span><text:span text:style-name="T15">i++){</text:span><text:line-break/><text:span text:style-name="T15"> <text:s text:c="11"/></text:span><text:span text:style-name="T13">if </text:span><text:span text:style-name="T15">(lastCh != </text:span><text:span text:style-name="T12">' ' </text:span><text:span text:style-name="T15">|| s[i] != </text:span><text:span text:style-name="T12">' '</text:span><text:span text:style-name="T15">){</text:span><text:line-break/><text:span text:style-name="T15"> <text:s text:c="15"/>s[j] = s[i]</text:span><text:span text:style-name="T13">;</text:span><text:line-break/><text:span text:style-name="T13"> <text:s text:c="15"/></text:span><text:span text:style-name="T15">j++</text:span><text:span text:style-name="T13">;</text:span><text:line-break/><text:span text:style-name="T13"> <text:s text:c="11"/></text:span><text:span text:style-name="T15">}</text:span><text:line-break/><text:span text:style-name="T15"> <text:s text:c="11"/>lastCh = s[i]</text:span><text:span text:style-name="T13">;</text:span><text:line-break/><text:span text:style-name="T13"> <text:s text:c="7"/></text:span><text:span text:style-name="T15">}</text:span><text:line-break/><text:line-break/><text:span text:style-name="T15"> <text:s text:c="7"/>std::string res</text:span><text:span text:style-name="T13">;</text:span><text:line-break/><text:span text:style-name="T13"> <text:s text:c="7"/>for </text:span><text:span text:style-name="T15">(</text:span><text:span text:style-name="T13">int </text:span><text:span text:style-name="T15">i = </text:span><text:span text:style-name="T19">0</text:span><text:span text:style-name="T13">; </text:span><text:span text:style-name="T15">i &lt; j</text:span><text:span text:style-name="T13">; </text:span><text:span text:style-name="T15">i++) {</text:span><text:line-break/><text:span text:style-name="T15"> <text:s text:c="11"/>res += s[i]</text:span><text:span text:style-name="T13">;</text:span><text:line-break/><text:span text:style-name="T13"> <text:s text:c="7"/></text:span><text:span text:style-name="T15">}</text:span><text:line-break/><text:line-break/><text:span text:style-name="T15"> <text:s text:c="7"/>sprintf((</text:span><text:span text:style-name="T13">char </text:span><text:span text:style-name="T15">*) ptrOut</text:span><text:span text:style-name="T13">, </text:span><text:span text:style-name="T12">"%s"</text:span><text:span text:style-name="T13">, </text:span><text:span text:style-name="T15">res.c_str())</text:span><text:span text:style-name="T13">;</text:span><text:line-break/><text:span text:style-name="T13"> <text:s text:c="7"/></text:span><text:span text:style-name="T15">ptrOut += res.size() + </text:span><text:span text:style-name="T19">1</text:span><text:span text:style-name="T13">;</text:span><text:line-break/><text:span text:style-name="T13"> <text:s text:c="7"/></text:span><text:span text:style-name="T15">sem_post(semOutput)</text:span><text:span text:style-name="T13">;</text:span><text:line-break/><text:soft-page-break/><text:span text:style-name="T13"> <text:s text:c="3"/></text:span><text:span text:style-name="T15">}</text:span><text:line-break/><text:line-break/><text:span text:style-name="T15"> <text:s text:c="3"/>sprintf((</text:span><text:span text:style-name="T13">char </text:span><text:span text:style-name="T15">*) ptrOut</text:span><text:span text:style-name="T13">, </text:span><text:span text:style-name="T12">"%s"</text:span><text:span text:style-name="T13">, </text:span><text:span text:style-name="T12">""</text:span><text:span text:style-name="T15">)</text:span><text:span text:style-name="T13">;</text:span><text:line-break/><text:span text:style-name="T13"> <text:s text:c="3"/></text:span><text:span text:style-name="T15">sem_post(semOutput)</text:span><text:span text:style-name="T13">;</text:span><text:line-break/><text:line-break/><text:span text:style-name="T13"> <text:s text:c="3"/></text:span><text:span text:style-name="T15">makeMunmap(input)</text:span><text:span text:style-name="T13">;</text:span><text:line-break/><text:span text:style-name="T13"> <text:s text:c="3"/></text:span><text:span text:style-name="T15">makeMunmap(output)</text:span><text:span text:style-name="T13">;</text:span><text:line-break/><text:span text:style-name="T13"> <text:s text:c="3"/></text:span><text:span text:style-name="T15">makeMunmap(semInput)</text:span><text:span text:style-name="T13">;</text:span><text:line-break/><text:span text:style-name="T13"> <text:s text:c="3"/></text:span><text:span text:style-name="T15">makeMunmap(semOutput)</text:span><text:span text:style-name="T13">;</text:span><text:line-break/><text:span text:style-name="T13"> <text:s text:c="3"/>return </text:span><text:span text:style-name="T19">0</text:span><text:span text:style-name="T13">;</text:span><text:line-break/><text:span text:style-name="T15">}</text:span><text:line-break/><text:line-break/></text:p>
      <text:h text:style-name="P62" text:outline-level="1">Демонстрация работы программы</text:h>
      <text:p text:style-name="P10"><text:span text:style-name="Default_20_Paragraph_20_Font"><text:span text:style-name="T1">polina@polina-Vostro-3400:~/</text:span></text:span><text:span text:style-name="Default_20_Paragraph_20_Font"><text:span text:style-name="T2">OS/</text:span></text:span><text:span text:style-name="Default_20_Paragraph_20_Font"><text:span text:style-name="T1">tests$ cat lab4_test.cpp #include &lt;gtest/gtest.h&gt;</text:span></text:span></text:p>
      <text:p text:style-name="P41"><text:span text:style-name="Default_20_Paragraph_20_Font"><text:span text:style-name="T1">#include &lt;array&gt;</text:span></text:span></text:p>
      <text:p text:style-name="P41"><text:span text:style-name="Default_20_Paragraph_20_Font"><text:span text:style-name="T1">#include &lt;memory&gt;</text:span></text:span></text:p>
      <text:p text:style-name="P41"><text:span text:style-name="Default_20_Paragraph_20_Font"><text:span text:style-name="T1">#include &lt;parent.h&gt;</text:span></text:span></text:p>
      <text:p text:style-name="P41"><text:span text:style-name="Default_20_Paragraph_20_Font"><text:span text:style-name="T1">#include &lt;vector&gt;</text:span></text:span></text:p>
      <text:p text:style-name="P85"><text:span text:style-name="Default_20_Paragraph_20_Font"><text:span text:style-name="T1">TEST(FirstLabTests,SimpleTest) { constexpr int inputSize = 3;</text:span></text:span></text:p>
      <text:p text:style-name="P42"><text:span text:style-name="Default_20_Paragraph_20_Font"><text:span text:style-name="T1">std::array&lt;std::vector&lt;std::string&gt;,inputSize&gt;input; input[0] = {</text:span></text:span></text:p>
      <text:p text:style-name="P43"><text:span text:style-name="Default_20_Paragraph_20_Font"><text:span text:style-name="T1">"abcabc",</text:span></text:span></text:p>
      <text:p text:style-name="P43"><text:span text:style-name="Default_20_Paragraph_20_Font"><text:span text:style-name="T1">"qwerty qwerty",</text:span></text:span></text:p>
      <text:p text:style-name="P48"><text:span text:style-name="Default_20_Paragraph_20_Font"><text:span text:style-name="T1">"A n O t H e R<text:tab/>TeSt",</text:span></text:span></text:p>
      <text:p text:style-name="P50"><text:span text:style-name="Default_20_Paragraph_20_Font"><text:span text:style-name="T1">"oNe1 Two2 thr3ee 5fiVe<text:tab/>Ei8ght<text:tab/>13thiRTEEN<text:tab/>...",</text:span></text:span></text:p>
      <text:p text:style-name="P43"><text:span text:style-name="Default_20_Paragraph_20_Font"><text:span text:style-name="T1">"2 + 2 = 4",</text:span></text:span></text:p>
      <text:p text:style-name="P43"><text:span text:style-name="Default_20_Paragraph_20_Font"><text:span text:style-name="T1">"0123456789 abcdefghijklmnopqrstuvwxyz"</text:span></text:span></text:p>
      <text:p text:style-name="P53"><text:span text:style-name="Default_20_Paragraph_20_Font"><text:span text:style-name="T1">}; input[1] = {</text:span></text:span></text:p>
      <text:p text:style-name="P43"><text:span text:style-name="Default_20_Paragraph_20_Font"><text:span text:style-name="T1">"second test",</text:span></text:span></text:p>
      <text:p text:style-name="P43"><text:span text:style-name="Default_20_Paragraph_20_Font"><text:span text:style-name="T1">"1234567890/.,’][",</text:span></text:span></text:p>
      <text:p text:style-name="P51"><text:span text:style-name="Default_20_Paragraph_20_Font"><text:span text:style-name="T1">".<text:tab/>.<text:tab/>.<text:tab/>...............",</text:span></text:span></text:p>
      <text:p text:style-name="P43"><text:span text:style-name="Default_20_Paragraph_20_Font"><text:span text:style-name="T1">"!?+-*/_;",</text:span></text:span></text:p>
      <text:p text:style-name="P53"><text:span text:style-name="Default_20_Paragraph_20_Font"><text:span text:style-name="T1">}; input[2] = {</text:span></text:span></text:p>
      <text:p text:style-name="P43"><text:span text:style-name="Default_20_Paragraph_20_Font"><text:span text:style-name="T1">"AAAAAAAAAAAAAAAAAAAAAAAAAAAAA"</text:span></text:span></text:p>
      <text:p text:style-name="P44"><text:span text:style-name="Default_20_Paragraph_20_Font"><text:span text:style-name="T1">};</text:span></text:span></text:p>
      <text:p text:style-name="P43"><text:span text:style-name="Default_20_Paragraph_20_Font"><text:span text:style-name="T1">std::array&lt;std::vector&lt;std::string&gt;,inputSize&gt;expectedOutput; expectedOutput[0] = {</text:span></text:span></text:p>
      <text:p text:style-name="P43"><text:span text:style-name="Default_20_Paragraph_20_Font"><text:span text:style-name="T1">"ABCABC",</text:span></text:span></text:p>
      <text:p text:style-name="P43"><text:span text:style-name="Default_20_Paragraph_20_Font"><text:span text:style-name="T1">"QWERTY QWERTY",</text:span></text:span></text:p>
      <text:p text:style-name="P43"><text:span text:style-name="Default_20_Paragraph_20_Font"><text:span text:style-name="T1">"A N O T H E R TEST",</text:span></text:span></text:p>
      <text:p text:style-name="P43"><text:span text:style-name="Default_20_Paragraph_20_Font"><text:span text:style-name="T1">"ONE1 TWO2 THR3EE 5FIVE EI8GHT 13THIRTEEN ...",</text:span></text:span></text:p>
      <text:p text:style-name="P43"><text:span text:style-name="Default_20_Paragraph_20_Font"><text:span text:style-name="T1">"2 + 2 = 4",</text:span></text:span></text:p>
      <text:p text:style-name="P43"><text:span text:style-name="Default_20_Paragraph_20_Font"><text:span text:style-name="T1">"0123456789 ABCDEFGHIJKLMNOPQRSTUVWXYZ"</text:span></text:span></text:p>
      <text:p text:style-name="P43"><text:span text:style-name="Default_20_Paragraph_20_Font"><text:span text:style-name="T1">};</text:span></text:span></text:p>
      <text:p text:style-name="P54"><text:span text:style-name="Default_20_Paragraph_20_Font"><text:span text:style-name="T1">expectedOutput[1] = { "SECOND TEST",</text:span></text:span></text:p>
      <text:p text:style-name="P43"><text:span text:style-name="Default_20_Paragraph_20_Font"><text:span text:style-name="T1">"1234567890/.,’][",</text:span></text:span></text:p>
      <text:p text:style-name="P43"><text:span text:style-name="Default_20_Paragraph_20_Font"><text:span text:style-name="T1">". . . ...............",</text:span></text:span></text:p>
      <text:p text:style-name="P55"><text:span text:style-name="Default_20_Paragraph_20_Font"><text:span text:style-name="T1">"!?+-*/_;", }; expectedOutput[2] = { "AAAAAAAAAAAAA</text:span></text:span><text:soft-page-break/><text:span text:style-name="Default_20_Paragraph_20_Font"><text:span text:style-name="T1">AAAAAAAAAAAAAAAA"</text:span></text:span></text:p>
      <text:p text:style-name="P45"><text:span text:style-name="Default_20_Paragraph_20_Font"><text:span text:style-name="T1">};</text:span></text:span></text:p>
      <text:p text:style-name="P56"><text:span text:style-name="Default_20_Paragraph_20_Font"><text:span text:style-name="T1">for (int i = 0; i &lt;inputSize; i++) { auto result = ParentRoutine(</text:span></text:span></text:p>
      <text:p text:style-name="P43"><text:span text:style-name="Default_20_Paragraph_20_Font"><text:span text:style-name="T1">"/home/botashev/ClionProjects/os_labs/cmake-build-debug/lab4/4child1", "/home/botashev/ClionProjects/os_labs/cmake-build-debug/lab4/4child2", input[i]);</text:span></text:span></text:p>
      <text:p text:style-name="P43"><text:span text:style-name="Default_20_Paragraph_20_Font"><text:span text:style-name="T1">EXPECT_EQ(result,expectedOutput[i]);</text:span></text:span></text:p>
      <text:p text:style-name="P57"><text:span text:style-name="Default_20_Paragraph_20_Font"><text:span text:style-name="T1">} }</text:span></text:span></text:p>
      <text:p text:style-name="P58"><text:span text:style-name="Default_20_Paragraph_20_Font"><text:span text:style-name="T1">botashev@botashev-laptop:~/ClionProjects/os_labs/tests$ ./../cmake-build-debug/tests/l Running main() from /home/botashev/ClionProjects/os_labs/cmake-build-debug/_deps/googl [==========] Running 1 test from 1 test suite.</text:span></text:span></text:p>
      <text:p text:style-name="P46"><text:span text:style-name="Default_20_Paragraph_20_Font"><text:span text:style-name="T1">[----------] Global test environment set-up.</text:span></text:span></text:p>
      <text:p text:style-name="P46"><text:span text:style-name="Default_20_Paragraph_20_Font"><text:span text:style-name="T1">[----------] 1 test from FirstLabTests</text:span></text:span></text:p>
      <text:p text:style-name="P52"><text:span text:style-name="Default_20_Paragraph_20_Font"><text:span text:style-name="T1">[ RUN<text:tab/>] FirstLabTests.SimpleTest</text:span></text:span></text:p>
      <text:p text:style-name="P49"><text:span text:style-name="Default_20_Paragraph_20_Font"><text:span text:style-name="T1">[<text:tab/>OK ] FirstLabTests.SimpleTest (5 ms)</text:span></text:span></text:p>
      <text:p text:style-name="P47"><text:span text:style-name="Default_20_Paragraph_20_Font"><text:span text:style-name="T1">[----------] 1 test from FirstLabTests (5 ms total)</text:span></text:span></text:p>
      <text:p text:style-name="P59"><text:span text:style-name="Default_20_Paragraph_20_Font"><text:span text:style-name="T1">[----------] Global test environment tear-down [==========] 1 test from 1 test suite ran. (5 ms total) [ PASSED ] 1 test.</text:span></text:span></text:p>
      <text:h text:style-name="P63" text:outline-level="1">Вывод</text:h>
      <text:p text:style-name="P60"><text:span text:style-name="Default_20_Paragraph_20_Font"><text:span text:style-name="T1">Взаимодействие между процессами можно организовать при помощи каналов, сокетов и отображаемых файлов. В данной лабораторной работе был изучен и применен механизм межпроцессорного взаимодействия – file mapping. Файл отображается на оперативную память таким образом, что мы можем взаимодействовать с ним как с массивом.</text:span></text:span></text:p>
      <text:p text:style-name="P60"><text:span text:style-name="Default_20_Paragraph_20_Font"><text:span text:style-name="T1">Благодаря этому вместо медленных запросов на чтение и запись мы выполняем отображение файла в ОЗУ и получаем произвольный доступ за O(1). Из-за этого при использовании этой технологии межпроцессорного взаимодействия мы можем получить ускорении работы программы, в сравнении, с использованием каналов.</text:span></text:span></text:p>
      <text:p text:style-name="P60"><text:soft-page-break/><text:span text:style-name="Default_20_Paragraph_20_Font"><text:span text:style-name="T1">Из недостатков данного метода можно выделить то, что дочерние процессы обязательно должны знать имя отображаемого файла и также самостоятельно выполнить отображение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72cm" fo:margin-right="0cm" fo:margin-top="0cm" fo:margin-bottom="0.247cm" loext:contextual-spacing="false" fo:line-height="110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7pt" style:font-name-asian="Calibri" style:font-family-asian="Calibri" style:font-family-generic-asian="swiss" style:font-pitch-asian="variable" style:font-size-asian="17pt" style:font-name-complex="Calibri" style:font-family-complex="Calibri" style:font-family-generic-complex="swiss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173cm" fo:margin-right="0cm" fo:margin-top="0cm" fo:margin-bottom="0cm" loext:contextual-spacing="false" fo:line-height="118%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.5pt" style:font-name-asian="Calibri" style:font-family-asian="Calibri" style:font-family-generic-asian="swiss" style:font-pitch-asian="variable" style:font-size-asian="14.5pt" style:font-name-complex="Calibri" style:font-family-complex="Calibri" style:font-family-generic-complex="swiss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style:font-name="Calibri" fo:font-family="Calibri" style:font-family-generic="swiss" style:font-pitch="variable" fo:font-size="14.5pt" style:font-name-asian="Calibri" style:font-family-asian="Calibri" style:font-family-generic-asian="swiss" style:font-pitch-asian="variable" style:font-size-asian="14.5pt" style:font-name-complex="Calibri" style:font-family-complex="Calibri" style:font-family-generic-complex="swiss" style:font-pitch-complex="variable"/>
    </style:style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7pt" style:font-name-asian="Calibri" style:font-family-asian="Calibri" style:font-family-generic-asian="swiss" style:font-pitch-asian="variable" style:font-size-asian="17pt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1" style:display-name="WW_CharLFO6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2" style:display-name="WW_CharLFO6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3" style:display-name="WW_CharLFO6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4" style:display-name="WW_CharLFO6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5" style:display-name="WW_CharLFO6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6" style:display-name="WW_CharLFO6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7" style:display-name="WW_CharLFO6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8" style:display-name="WW_CharLFO6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6LVL9" style:display-name="WW_CharLFO6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2" style:display-name="WW_CharLFO7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3" style:display-name="WW_CharLFO7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4" style:display-name="WW_CharLFO7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5" style:display-name="WW_CharLFO7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6" style:display-name="WW_CharLFO7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7" style:display-name="WW_CharLFO7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8" style:display-name="WW_CharLFO7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7LVL9" style:display-name="WW_CharLFO7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2" style:display-name="WW_CharLFO8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3" style:display-name="WW_CharLFO8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4" style:display-name="WW_CharLFO8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5" style:display-name="WW_CharLFO8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6" style:display-name="WW_CharLFO8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7" style:display-name="WW_CharLFO8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8" style:display-name="WW_CharLFO8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8LVL9" style:display-name="WW_CharLFO8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2" style:display-name="WW_CharLFO9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3" style:display-name="WW_CharLFO9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4" style:display-name="WW_CharLFO9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5" style:display-name="WW_CharLFO9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6" style:display-name="WW_CharLFO9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7" style:display-name="WW_CharLFO9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8" style:display-name="WW_CharLFO9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9LVL9" style:display-name="WW_CharLFO9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1" style:display-name="WW_CharLFO10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2" style:display-name="WW_CharLFO10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3" style:display-name="WW_CharLFO10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4" style:display-name="WW_CharLFO10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5" style:display-name="WW_CharLFO10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6" style:display-name="WW_CharLFO10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7" style:display-name="WW_CharLFO10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8" style:display-name="WW_CharLFO10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0LVL9" style:display-name="WW_CharLFO10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1" style:display-name="WW_CharLFO11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2" style:display-name="WW_CharLFO1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3" style:display-name="WW_CharLFO1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4" style:display-name="WW_CharLFO1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5" style:display-name="WW_CharLFO1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6" style:display-name="WW_CharLFO1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7" style:display-name="WW_CharLFO1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8" style:display-name="WW_CharLFO1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1LVL9" style:display-name="WW_CharLFO1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12LVL1" style:display-name="WW_CharLFO12LVL1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2" style:display-name="WW_CharLFO12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3" style:display-name="WW_CharLFO12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4" style:display-name="WW_CharLFO12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5" style:display-name="WW_CharLFO12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6" style:display-name="WW_CharLFO12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7" style:display-name="WW_CharLFO12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8" style:display-name="WW_CharLFO12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style:style style:name="WW_5f_CharLFO12LVL9" style:display-name="WW_CharLFO12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7pt" style:font-style-asian="normal" style:font-weight-asian="normal" style:font-name-complex="Calibri" style:font-family-complex="Calibri" style:font-family-generic-complex="swiss" style:font-pitch-complex="variable" style:font-size-complex="17pt"/>
    </style:style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.702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2" style:family="paragraph">
      <loext:graphic-properties draw:fill="none"/>
    </style:style>
    <style:style style:name="MP3" style:family="paragraph" style:parent-style-name="Normal">
      <style:paragraph-properties fo:margin-left="-1.621cm" fo:margin-right="14.686cm" fo:margin-top="0cm" fo:margin-bottom="0cm" loext:contextual-spacing="false" fo:text-indent="0cm" style:auto-text-indent="false">
        <style:tab-stops/>
      </style:paragraph-properties>
    </style:style>
    <style:style style:name="MP4" style:family="paragraph" style:parent-style-name="Normal">
      <style:paragraph-properties fo:margin-left="2.305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5" style:family="paragraph" style:parent-style-name="Normal">
      <style:paragraph-properties fo:margin-left="-1.797cm" fo:margin-right="15.951cm" fo:margin-top="0cm" fo:margin-bottom="0cm" loext:contextual-spacing="false" fo:text-indent="0cm" style:auto-text-indent="false">
        <style:tab-stops/>
      </style:paragraph-properties>
    </style:style>
    <style:style style:name="MP6" style:family="paragraph" style:parent-style-name="Normal">
      <style:paragraph-properties fo:margin-left="0.864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MP7" style:family="paragraph" style:parent-style-name="Normal">
      <style:paragraph-properties fo:margin-left="0cm" fo:margin-right="2.499cm" fo:margin-top="0cm" fo:margin-bottom="0cm" loext:contextual-spacing="false" fo:text-align="center" style:justify-single-word="false" fo:text-indent="0cm" style:auto-text-indent="false"/>
    </style:style>
    <style:style style:name="MT1" style:family="text">
      <style:text-properties fo:font-size="12pt" style:font-size-asian="12pt"/>
    </style:style>
    <style:style style:name="Mgr1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14cm" svg:stroke-color="#000000" svg:stroke-opacity="100%" draw:stroke-linejoin="miter" svg:stroke-linecap="butt" draw:fill="none" fo:min-height="0cm" fo:min-width="0cm" fo:padding-top="-0.01cm" fo:padding-bottom="-0.01cm" fo:padding-left="-0.01cm" fo:padding-right="-0.01cm" style:run-through="backgroun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97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03cm" fo:margin-left="0cm" fo:margin-right="0cm" fo:margin-bottom="0cm" style:dynamic-spacing="true"/>
      </style:header-style>
      <style:footer-style>
        <style:header-footer-properties fo:min-height="3.23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97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3.23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4.427cm" fo:margin-bottom="3.263cm" fo:margin-left="1.621cm" fo:margin-right="3.9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51cm" fo:margin-left="0cm" fo:margin-right="0cm" fo:margin-bottom="0cm" style:dynamic-spacing="true"/>
      </style:header-style>
      <style:footer-style>
        <style:header-footer-properties fo:min-height="1.15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4.427cm" fo:margin-bottom="3.263cm" fo:margin-left="1.797cm" fo:margin-right="2.6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51cm" fo:margin-left="0cm" fo:margin-right="0cm" fo:margin-bottom="0cm" style:dynamic-spacing="true"/>
      </style:header-style>
      <style:footer-style>
        <style:header-footer-properties fo:min-height="1.044cm" fo:margin-left="0cm" fo:margin-right="0cm" fo:margin-top="0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27cm" fo:margin-bottom="3.263cm" fo:margin-left="2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03cm" fo:margin-left="0cm" fo:margin-right="0cm" fo:margin-bottom="0cm" style:dynamic-spacing="true"/>
      </style:header-style>
      <style:footer-style>
        <style:header-footer-properties fo:min-height="1.23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  <style:header-left>
        <text:p text:style-name="Normal"/>
      </style:header-left>
      <style:footer>
        <text:p text:style-name="MP1"><text:span text:style-name="Default_20_Paragraph_20_Font"><text:span text:style-name="MT1"><text:page-number text:select-page="current">11</text:page-number></text:span></text:span></text:p>
      </style:footer>
      <style:footer-left>
        <text:p text:style-name="MP1"><draw:g text:anchor-type="paragraph" draw:z-index="5" draw:name="Group 16300" draw:style-name="Mgr1"><draw:custom-shape draw:name="Shape 16301" draw:style-name="Mgr2" draw:text-style-name="MP2" svg:width="0.003cm" svg:height="0.422cm" svg:x="2.304cm" svg:y="23.211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02" draw:style-name="Mgr2" draw:text-style-name="MP2" svg:width="0.003cm" svg:height="0.422cm" svg:x="2.389cm" svg:y="23.211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03" draw:style-name="Mgr2" draw:text-style-name="MP2" svg:width="0.003cm" svg:height="0.422cm" svg:x="2.304cm" svg:y="23.633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04" draw:style-name="Mgr2" draw:text-style-name="MP2" svg:width="0.003cm" svg:height="0.422cm" svg:x="2.389cm" svg:y="23.633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05" draw:style-name="Mgr2" draw:text-style-name="MP2" svg:width="0.003cm" svg:height="0.422cm" svg:x="2.304cm" svg:y="24.054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06" draw:style-name="Mgr2" draw:text-style-name="MP2" svg:width="0.003cm" svg:height="0.422cm" svg:x="2.389cm" svg:y="24.054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07" draw:style-name="Mgr2" draw:text-style-name="MP2" svg:width="0.003cm" svg:height="0.422cm" svg:x="2.304cm" svg:y="24.476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08" draw:style-name="Mgr2" draw:text-style-name="MP2" svg:width="0.003cm" svg:height="0.422cm" svg:x="2.389cm" svg:y="24.476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/draw:g><text:span text:style-name="Default_20_Paragraph_20_Font"><text:span text:style-name="MT1"><text:page-number text:select-page="current">12</text:page-number></text:span></text:span></text:p>
      </style:footer-left>
    </style:master-page>
    <style:master-page style:name="MPF0" style:page-layout-name="Mpm3" style:next-style-name="MP0">
      <style:footer>
        <text:p text:style-name="Normal"/>
      </style:footer>
    </style:master-page>
    <style:master-page style:name="MP1" style:page-layout-name="Mpm4">
      <style:header>
        <text:p text:style-name="MP3"><draw:g text:anchor-type="paragraph" draw:z-index="7" draw:name="Group 16341" draw:style-name="Mgr1"><draw:custom-shape draw:name="Shape 16342" draw:style-name="Mgr2" draw:text-style-name="MP2" svg:width="0.003cm" svg:height="0.422cm" svg:x="2.304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43" draw:style-name="Mgr2" draw:text-style-name="MP2" svg:width="0.003cm" svg:height="0.422cm" svg:x="2.389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44" draw:style-name="Mgr2" draw:text-style-name="MP2" svg:width="0.003cm" svg:height="0.422cm" svg:x="2.304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45" draw:style-name="Mgr2" draw:text-style-name="MP2" svg:width="0.003cm" svg:height="0.422cm" svg:x="2.389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46" draw:style-name="Mgr2" draw:text-style-name="MP2" svg:width="0.003cm" svg:height="0.422cm" svg:x="2.304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47" draw:style-name="Mgr2" draw:text-style-name="MP2" svg:width="0.003cm" svg:height="0.422cm" svg:x="2.389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48" draw:style-name="Mgr2" draw:text-style-name="MP2" svg:width="0.003cm" svg:height="0.422cm" svg:x="2.304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49" draw:style-name="Mgr2" draw:text-style-name="MP2" svg:width="0.003cm" svg:height="0.422cm" svg:x="2.389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0" draw:style-name="Mgr2" draw:text-style-name="MP2" svg:width="0.003cm" svg:height="0.422cm" svg:x="2.304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1" draw:style-name="Mgr2" draw:text-style-name="MP2" svg:width="0.003cm" svg:height="0.422cm" svg:x="2.389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2" draw:style-name="Mgr2" draw:text-style-name="MP2" svg:width="0.003cm" svg:height="0.422cm" svg:x="2.304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3" draw:style-name="Mgr2" draw:text-style-name="MP2" svg:width="0.003cm" svg:height="0.422cm" svg:x="2.389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4" draw:style-name="Mgr2" draw:text-style-name="MP2" svg:width="0.003cm" svg:height="0.422cm" svg:x="2.304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5" draw:style-name="Mgr2" draw:text-style-name="MP2" svg:width="0.003cm" svg:height="0.422cm" svg:x="2.389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6" draw:style-name="Mgr2" draw:text-style-name="MP2" svg:width="0.003cm" svg:height="0.422cm" svg:x="2.304cm" svg:y="7.378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57" draw:style-name="Mgr2" draw:text-style-name="MP2" svg:width="0.003cm" svg:height="0.422cm" svg:x="2.389cm" svg:y="7.378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/draw:g></text:p>
      </style:header>
      <style:header-left>
        <text:p text:style-name="MP3"><draw:g text:anchor-type="paragraph" draw:z-index="6" draw:name="Group 16368" draw:style-name="Mgr1"><draw:custom-shape draw:name="Shape 16369" draw:style-name="Mgr2" draw:text-style-name="MP2" svg:width="0.003cm" svg:height="0.422cm" svg:x="2.304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0" draw:style-name="Mgr2" draw:text-style-name="MP2" svg:width="0.003cm" svg:height="0.422cm" svg:x="2.389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1" draw:style-name="Mgr2" draw:text-style-name="MP2" svg:width="0.003cm" svg:height="0.422cm" svg:x="2.304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2" draw:style-name="Mgr2" draw:text-style-name="MP2" svg:width="0.003cm" svg:height="0.422cm" svg:x="2.389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3" draw:style-name="Mgr2" draw:text-style-name="MP2" svg:width="0.003cm" svg:height="0.422cm" svg:x="2.304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4" draw:style-name="Mgr2" draw:text-style-name="MP2" svg:width="0.003cm" svg:height="0.422cm" svg:x="2.389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5" draw:style-name="Mgr2" draw:text-style-name="MP2" svg:width="0.003cm" svg:height="0.422cm" svg:x="2.304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6" draw:style-name="Mgr2" draw:text-style-name="MP2" svg:width="0.003cm" svg:height="0.422cm" svg:x="2.389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7" draw:style-name="Mgr2" draw:text-style-name="MP2" svg:width="0.003cm" svg:height="0.422cm" svg:x="2.304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8" draw:style-name="Mgr2" draw:text-style-name="MP2" svg:width="0.003cm" svg:height="0.422cm" svg:x="2.389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79" draw:style-name="Mgr2" draw:text-style-name="MP2" svg:width="0.003cm" svg:height="0.422cm" svg:x="2.304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80" draw:style-name="Mgr2" draw:text-style-name="MP2" svg:width="0.003cm" svg:height="0.422cm" svg:x="2.389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81" draw:style-name="Mgr2" draw:text-style-name="MP2" svg:width="0.003cm" svg:height="0.422cm" svg:x="2.304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82" draw:style-name="Mgr2" draw:text-style-name="MP2" svg:width="0.003cm" svg:height="0.422cm" svg:x="2.389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83" draw:style-name="Mgr2" draw:text-style-name="MP2" svg:width="0.003cm" svg:height="0.422cm" svg:x="2.304cm" svg:y="7.378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384" draw:style-name="Mgr2" draw:text-style-name="MP2" svg:width="0.003cm" svg:height="0.422cm" svg:x="2.389cm" svg:y="7.378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/draw:g></text:p>
      </style:header-left>
      <style:footer>
        <text:p text:style-name="MP4"><text:span text:style-name="Default_20_Paragraph_20_Font"><text:span text:style-name="MT1"><text:page-number text:select-page="current">7</text:page-number></text:span></text:span></text:p>
      </style:footer>
      <style:footer-left>
        <text:p text:style-name="MP4"><draw:g text:anchor-type="paragraph" draw:z-index="8" draw:name="Group 16391" draw:style-name="Mgr1"><draw:custom-shape draw:name="Shape 16392" draw:style-name="Mgr2" draw:text-style-name="MP2" svg:width="0.003cm" svg:height="0.422cm" svg:x="2.304cm" svg:y="23.211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93" draw:style-name="Mgr2" draw:text-style-name="MP2" svg:width="0.003cm" svg:height="0.422cm" svg:x="2.389cm" svg:y="23.211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94" draw:style-name="Mgr2" draw:text-style-name="MP2" svg:width="0.003cm" svg:height="0.422cm" svg:x="2.304cm" svg:y="23.633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95" draw:style-name="Mgr2" draw:text-style-name="MP2" svg:width="0.003cm" svg:height="0.422cm" svg:x="2.389cm" svg:y="23.633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96" draw:style-name="Mgr2" draw:text-style-name="MP2" svg:width="0.003cm" svg:height="0.422cm" svg:x="2.304cm" svg:y="24.054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97" draw:style-name="Mgr2" draw:text-style-name="MP2" svg:width="0.003cm" svg:height="0.422cm" svg:x="2.389cm" svg:y="24.054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98" draw:style-name="Mgr2" draw:text-style-name="MP2" svg:width="0.003cm" svg:height="0.422cm" svg:x="2.304cm" svg:y="24.476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399" draw:style-name="Mgr2" draw:text-style-name="MP2" svg:width="0.003cm" svg:height="0.422cm" svg:x="2.389cm" svg:y="24.476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/draw:g><text:span text:style-name="Default_20_Paragraph_20_Font"><text:span text:style-name="MT1"><text:page-number text:select-page="current">6</text:page-number></text:span></text:span></text:p>
      </style:footer-left>
    </style:master-page>
    <style:master-page style:name="MP2" style:page-layout-name="Mpm5">
      <style:header>
        <text:p text:style-name="MP5"><draw:g text:anchor-type="paragraph" draw:z-index="10" draw:name="Group 16439" draw:style-name="Mgr1"><draw:custom-shape draw:name="Shape 16440" draw:style-name="Mgr2" draw:text-style-name="MP2" svg:width="0.003cm" svg:height="0.422cm" svg:x="2.304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1" draw:style-name="Mgr2" draw:text-style-name="MP2" svg:width="0.003cm" svg:height="0.422cm" svg:x="2.389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2" draw:style-name="Mgr2" draw:text-style-name="MP2" svg:width="0.003cm" svg:height="0.422cm" svg:x="2.304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3" draw:style-name="Mgr2" draw:text-style-name="MP2" svg:width="0.003cm" svg:height="0.422cm" svg:x="2.389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4" draw:style-name="Mgr2" draw:text-style-name="MP2" svg:width="0.003cm" svg:height="0.422cm" svg:x="2.304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5" draw:style-name="Mgr2" draw:text-style-name="MP2" svg:width="0.003cm" svg:height="0.422cm" svg:x="2.389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6" draw:style-name="Mgr2" draw:text-style-name="MP2" svg:width="0.003cm" svg:height="0.422cm" svg:x="2.304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7" draw:style-name="Mgr2" draw:text-style-name="MP2" svg:width="0.003cm" svg:height="0.422cm" svg:x="2.389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8" draw:style-name="Mgr2" draw:text-style-name="MP2" svg:width="0.003cm" svg:height="0.422cm" svg:x="2.304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49" draw:style-name="Mgr2" draw:text-style-name="MP2" svg:width="0.003cm" svg:height="0.422cm" svg:x="2.389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50" draw:style-name="Mgr2" draw:text-style-name="MP2" svg:width="0.003cm" svg:height="0.422cm" svg:x="2.304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51" draw:style-name="Mgr2" draw:text-style-name="MP2" svg:width="0.003cm" svg:height="0.422cm" svg:x="2.389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52" draw:style-name="Mgr2" draw:text-style-name="MP2" svg:width="0.003cm" svg:height="0.422cm" svg:x="2.304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53" draw:style-name="Mgr2" draw:text-style-name="MP2" svg:width="0.003cm" svg:height="0.422cm" svg:x="2.389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/draw:g></text:p>
      </style:header>
      <style:header-left>
        <text:p text:style-name="MP5"><draw:g text:anchor-type="paragraph" draw:z-index="9" draw:name="Group 16464" draw:style-name="Mgr1"><draw:custom-shape draw:name="Shape 16465" draw:style-name="Mgr2" draw:text-style-name="MP2" svg:width="0.003cm" svg:height="0.422cm" svg:x="2.304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66" draw:style-name="Mgr2" draw:text-style-name="MP2" svg:width="0.003cm" svg:height="0.422cm" svg:x="2.389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67" draw:style-name="Mgr2" draw:text-style-name="MP2" svg:width="0.003cm" svg:height="0.422cm" svg:x="2.304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68" draw:style-name="Mgr2" draw:text-style-name="MP2" svg:width="0.003cm" svg:height="0.422cm" svg:x="2.389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69" draw:style-name="Mgr2" draw:text-style-name="MP2" svg:width="0.003cm" svg:height="0.422cm" svg:x="2.304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0" draw:style-name="Mgr2" draw:text-style-name="MP2" svg:width="0.003cm" svg:height="0.422cm" svg:x="2.389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1" draw:style-name="Mgr2" draw:text-style-name="MP2" svg:width="0.003cm" svg:height="0.422cm" svg:x="2.304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2" draw:style-name="Mgr2" draw:text-style-name="MP2" svg:width="0.003cm" svg:height="0.422cm" svg:x="2.389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3" draw:style-name="Mgr2" draw:text-style-name="MP2" svg:width="0.003cm" svg:height="0.422cm" svg:x="2.304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4" draw:style-name="Mgr2" draw:text-style-name="MP2" svg:width="0.003cm" svg:height="0.422cm" svg:x="2.389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5" draw:style-name="Mgr2" draw:text-style-name="MP2" svg:width="0.003cm" svg:height="0.422cm" svg:x="2.304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6" draw:style-name="Mgr2" draw:text-style-name="MP2" svg:width="0.003cm" svg:height="0.422cm" svg:x="2.389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7" draw:style-name="Mgr2" draw:text-style-name="MP2" svg:width="0.003cm" svg:height="0.422cm" svg:x="2.304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78" draw:style-name="Mgr2" draw:text-style-name="MP2" svg:width="0.003cm" svg:height="0.422cm" svg:x="2.389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/draw:g></text:p>
      </style:header-left>
      <style:footer>
        <text:p text:style-name="MP6"><text:span text:style-name="Default_20_Paragraph_20_Font"><text:span text:style-name="MT1"><text:page-number text:select-page="current">13</text:page-number></text:span></text:span></text:p>
      </style:footer>
      <style:footer-left>
        <text:p text:style-name="MP6"><text:span text:style-name="Default_20_Paragraph_20_Font"><text:span text:style-name="MT1"><text:page-number text:select-page="current">12</text:page-number></text:span></text:span></text:p>
      </style:footer-left>
    </style:master-page>
    <style:master-page style:name="MPF2" style:page-layout-name="Mpm5" style:next-style-name="MP2">
      <style:header>
        <text:p text:style-name="MP5"><draw:g text:anchor-type="paragraph" draw:z-index="11" draw:name="Group 16405" draw:style-name="Mgr1"><draw:custom-shape draw:name="Shape 16406" draw:style-name="Mgr2" draw:text-style-name="MP2" svg:width="0.003cm" svg:height="0.422cm" svg:x="2.304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07" draw:style-name="Mgr2" draw:text-style-name="MP2" svg:width="0.003cm" svg:height="0.422cm" svg:x="2.389cm" svg:y="4.4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08" draw:style-name="Mgr2" draw:text-style-name="MP2" svg:width="0.003cm" svg:height="0.422cm" svg:x="2.304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09" draw:style-name="Mgr2" draw:text-style-name="MP2" svg:width="0.003cm" svg:height="0.422cm" svg:x="2.389cm" svg:y="4.849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0" draw:style-name="Mgr2" draw:text-style-name="MP2" svg:width="0.003cm" svg:height="0.422cm" svg:x="2.304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1" draw:style-name="Mgr2" draw:text-style-name="MP2" svg:width="0.003cm" svg:height="0.422cm" svg:x="2.389cm" svg:y="5.27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2" draw:style-name="Mgr2" draw:text-style-name="MP2" svg:width="0.003cm" svg:height="0.422cm" svg:x="2.304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3" draw:style-name="Mgr2" draw:text-style-name="MP2" svg:width="0.003cm" svg:height="0.422cm" svg:x="2.389cm" svg:y="5.692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4" draw:style-name="Mgr2" draw:text-style-name="MP2" svg:width="0.003cm" svg:height="0.422cm" svg:x="2.304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5" draw:style-name="Mgr2" draw:text-style-name="MP2" svg:width="0.003cm" svg:height="0.422cm" svg:x="2.389cm" svg:y="6.113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6" draw:style-name="Mgr2" draw:text-style-name="MP2" svg:width="0.003cm" svg:height="0.422cm" svg:x="2.304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7" draw:style-name="Mgr2" draw:text-style-name="MP2" svg:width="0.003cm" svg:height="0.422cm" svg:x="2.389cm" svg:y="6.535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8" draw:style-name="Mgr2" draw:text-style-name="MP2" svg:width="0.003cm" svg:height="0.422cm" svg:x="2.304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draw:custom-shape draw:name="Shape 16419" draw:style-name="Mgr2" draw:text-style-name="MP2" svg:width="0.003cm" svg:height="0.422cm" svg:x="2.389cm" svg:y="6.956cm"><text:p/><draw:enhanced-geometry svg:viewBox="0 0 0 151764" draw:text-areas="?f8 ?f9 ?f8 ?f10" draw:type="non-primitive" draw:enhanced-path="M 0 151764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4"/><draw:equation draw:name="f8" draw:formula="0 / ?f6"/><draw:equation draw:name="f9" draw:formula="0 / ?f7"/><draw:equation draw:name="f10" draw:formula="151764 / ?f7"/></draw:enhanced-geometry></draw:custom-shape></draw:g></text:p>
      </style:header>
      <style:footer>
        <text:p text:style-name="MP6"><draw:g text:anchor-type="paragraph" draw:z-index="12" draw:name="Group 16426" draw:style-name="Mgr1"><draw:custom-shape draw:name="Shape 16427" draw:style-name="Mgr2" draw:text-style-name="MP2" svg:width="0.003cm" svg:height="0.422cm" svg:x="2.304cm" svg:y="23.211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428" draw:style-name="Mgr2" draw:text-style-name="MP2" svg:width="0.003cm" svg:height="0.422cm" svg:x="2.389cm" svg:y="23.211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429" draw:style-name="Mgr2" draw:text-style-name="MP2" svg:width="0.003cm" svg:height="0.422cm" svg:x="2.304cm" svg:y="23.633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430" draw:style-name="Mgr2" draw:text-style-name="MP2" svg:width="0.003cm" svg:height="0.422cm" svg:x="2.389cm" svg:y="23.633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431" draw:style-name="Mgr2" draw:text-style-name="MP2" svg:width="0.003cm" svg:height="0.422cm" svg:x="2.304cm" svg:y="24.054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432" draw:style-name="Mgr2" draw:text-style-name="MP2" svg:width="0.003cm" svg:height="0.422cm" svg:x="2.389cm" svg:y="24.054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433" draw:style-name="Mgr2" draw:text-style-name="MP2" svg:width="0.003cm" svg:height="0.422cm" svg:x="2.304cm" svg:y="24.476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draw:custom-shape draw:name="Shape 16434" draw:style-name="Mgr2" draw:text-style-name="MP2" svg:width="0.003cm" svg:height="0.422cm" svg:x="2.389cm" svg:y="24.476cm"><text:p/><draw:enhanced-geometry svg:viewBox="0 0 0 151765" draw:text-areas="?f8 ?f9 ?f8 ?f10" draw:type="non-primitive" draw:enhanced-path="M 0 151765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0"/><draw:equation draw:name="f7" draw:formula="?f4 / 151765"/><draw:equation draw:name="f8" draw:formula="0 / ?f6"/><draw:equation draw:name="f9" draw:formula="0 / ?f7"/><draw:equation draw:name="f10" draw:formula="151765 / ?f7"/></draw:enhanced-geometry></draw:custom-shape></draw:g><text:span text:style-name="Default_20_Paragraph_20_Font"><text:span text:style-name="MT1"><text:page-number text:select-page="current">8</text:page-number></text:span></text:span></text:p>
      </style:footer>
    </style:master-page>
    <style:master-page style:name="MP3" style:page-layout-name="Mpm6">
      <style:header>
        <text:p text:style-name="Normal"/>
      </style:header>
      <style:header-left>
        <text:p text:style-name="Normal"/>
      </style:header-left>
      <style:footer>
        <text:p text:style-name="MP7"><text:span text:style-name="Default_20_Paragraph_20_Font"><text:span text:style-name="MT1"><text:page-number text:select-page="current">15</text:page-number></text:span></text:span></text:p>
      </style:footer>
      <style:footer-left>
        <text:p text:style-name="MP7"><text:span text:style-name="Default_20_Paragraph_20_Font"><text:span text:style-name="MT1"><text:page-number text:select-page="current">14</text:page-number>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subject/>
    <meta:initial-creator>word2</meta:initial-creator>
    <meta:creation-date>2023-03-19T09:18:00Z</meta:creation-date>
    <dc:date>2023-03-19T13:26:32.701283771</dc:date>
    <meta:editing-cycles>3</meta:editing-cycles>
    <meta:editing-duration>PT7M30S</meta:editing-duration>
    <meta:document-statistic meta:table-count="1" meta:image-count="0" meta:object-count="0" meta:page-count="15" meta:paragraph-count="101" meta:word-count="1570" meta:character-count="14122" meta:non-whitespace-character-count="11129"/>
    <meta:template xlink:type="simple" xlink:actuate="onRequest" xlink:title="" xlink:href="../../../Загрузки/report4.odt/Normal"/>
  </office:meta>
</office:document-meta>
</file>